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806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796850" table:style-name="ce7">
            <text:p>10.796.850</text:p>
          </table:table-cell>
          <table:table-cell office:value-type="float" office:value="534000" table:style-name="ce7">
            <text:p>534.000</text:p>
          </table:table-cell>
          <table:table-cell office:value-type="float" office:value="2619500" table:style-name="ce7">
            <text:p>2.6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821050" table:style-name="ce9">
            <text:p>15.821.050</text:p>
          </table:table-cell>
          <table:table-cell office:value-type="float" office:value="15252840" table:style-name="ce9">
            <text:p>15.252.840</text:p>
          </table:table-cell>
          <table:table-cell office:value-type="percentage" office:value="0.96408519030026452" table:style-name="ce10">
            <text:p>96,4%</text:p>
          </table:table-cell>
          <table:table-cell office:value-type="float" office:value="7210488" table:style-name="ce8">
            <text:p>7.210.488</text:p>
          </table:table-cell>
          <table:table-cell office:value-type="float" office:value="6868253" table:style-name="ce8">
            <text:p>6.868.253</text:p>
          </table:table-cell>
          <table:table-cell office:value-type="float" office:value="2271811" table:style-name="ce8">
            <text:p>2.271.811</text:p>
          </table:table-cell>
          <table:table-cell office:value-type="date" office:date-value="2022-01-11T00:00:00" table:style-name="ce11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13201" table:style-name="ce7">
            <text:p>1.713.201</text:p>
          </table:table-cell>
          <table:table-cell office:value-type="float" office:value="72000" table:style-name="ce7">
            <text:p>72.000</text:p>
          </table:table-cell>
          <table:table-cell office:value-type="float" office:value="408490" table:style-name="ce7">
            <text:p>40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512456" table:style-name="ce14">
            <text:p>2.512.456</text:p>
          </table:table-cell>
          <table:table-cell office:value-type="float" office:value="2414635" table:style-name="ce14">
            <text:p>2.414.635</text:p>
          </table:table-cell>
          <table:table-cell office:value-type="percentage" office:value="0.96106558682022691" table:style-name="ce15">
            <text:p>96,1%</text:p>
          </table:table-cell>
          <table:table-cell office:value-type="float" office:value="1127709" table:style-name="ce13">
            <text:p>1.127.709</text:p>
          </table:table-cell>
          <table:table-cell office:value-type="float" office:value="1068557" table:style-name="ce13">
            <text:p>1.068.557</text:p>
          </table:table-cell>
          <table:table-cell office:value-type="float" office:value="463880" table:style-name="ce13">
            <text:p>463.880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58725" table:style-name="ce7">
            <text:p>1.458.725</text:p>
          </table:table-cell>
          <table:table-cell office:value-type="float" office:value="42000" table:style-name="ce7">
            <text:p>42.000</text:p>
          </table:table-cell>
          <table:table-cell office:value-type="float" office:value="441040" table:style-name="ce7">
            <text:p>4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205665" table:style-name="ce14">
            <text:p>2.205.665</text:p>
          </table:table-cell>
          <table:table-cell office:value-type="float" office:value="2131797.5" table:style-name="ce14">
            <text:p>2.131.798</text:p>
          </table:table-cell>
          <table:table-cell office:value-type="percentage" office:value="0.96651010012853267" table:style-name="ce15">
            <text:p>96,7%</text:p>
          </table:table-cell>
          <table:table-cell office:value-type="float" office:value="911873" table:style-name="ce13">
            <text:p>911.873</text:p>
          </table:table-cell>
          <table:table-cell office:value-type="float" office:value="870891" table:style-name="ce13">
            <text:p>870.891</text:p>
          </table:table-cell>
          <table:table-cell office:value-type="float" office:value="562925" table:style-name="ce13">
            <text:p>562.925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72000" table:style-name="ce7">
            <text:p>72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39774" table:style-name="ce14">
            <text:p>2.139.774</text:p>
          </table:table-cell>
          <table:table-cell office:value-type="float" office:value="1882466.5" table:style-name="ce14">
            <text:p>1.882.467</text:p>
          </table:table-cell>
          <table:table-cell office:value-type="percentage" office:value="0.87975015118419053" table:style-name="ce15">
            <text:p>88,0%</text:p>
          </table:table-cell>
          <table:table-cell office:value-type="float" office:value="908649" table:style-name="ce13">
            <text:p>908.649</text:p>
          </table:table-cell>
          <table:table-cell office:value-type="float" office:value="871579" table:style-name="ce13">
            <text:p>871.579</text:p>
          </table:table-cell>
          <table:table-cell office:value-type="float" office:value="294933" table:style-name="ce13">
            <text:p>294.933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80990" table:style-name="ce7">
            <text:p>2.580.990</text:p>
          </table:table-cell>
          <table:table-cell office:value-type="float" office:value="114000" table:style-name="ce7">
            <text:p>11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959140" table:style-name="ce14">
            <text:p>3.959.140</text:p>
          </table:table-cell>
          <table:table-cell office:value-type="float" office:value="3778863.5" table:style-name="ce14">
            <text:p>3.778.864</text:p>
          </table:table-cell>
          <table:table-cell office:value-type="percentage" office:value="0.95446574256025296" table:style-name="ce15">
            <text:p>95,4%</text:p>
          </table:table-cell>
          <table:table-cell office:value-type="float" office:value="1778130" table:style-name="ce13">
            <text:p>1.778.130</text:p>
          </table:table-cell>
          <table:table-cell office:value-type="float" office:value="1668674" table:style-name="ce13">
            <text:p>1.668.674</text:p>
          </table:table-cell>
          <table:table-cell office:value-type="float" office:value="653499" table:style-name="ce13">
            <text:p>653.499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59515" table:style-name="ce7">
            <text:p>859.515</text:p>
          </table:table-cell>
          <table:table-cell office:value-type="float" office:value="30000" table:style-name="ce7">
            <text:p>30.000</text:p>
          </table:table-cell>
          <table:table-cell office:value-type="float" office:value="155400" table:style-name="ce7">
            <text:p>155.4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92315" table:style-name="ce14">
            <text:p>1.192.315</text:p>
          </table:table-cell>
          <table:table-cell office:value-type="float" office:value="1148071" table:style-name="ce14">
            <text:p>1.148.071</text:p>
          </table:table-cell>
          <table:table-cell office:value-type="percentage" office:value="0.9628923564662023" table:style-name="ce15">
            <text:p>96,3%</text:p>
          </table:table-cell>
          <table:table-cell office:value-type="float" office:value="512090" table:style-name="ce13">
            <text:p>512.090</text:p>
          </table:table-cell>
          <table:table-cell office:value-type="float" office:value="485902" table:style-name="ce13">
            <text:p>485.902</text:p>
          </table:table-cell>
          <table:table-cell office:value-type="float" office:value="242972" table:style-name="ce13">
            <text:p>242.972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14000" table:style-name="ce7">
            <text:p>11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274953" table:style-name="ce14">
            <text:p>5.274.953</text:p>
          </table:table-cell>
          <table:table-cell office:value-type="float" office:value="4859397.5" table:style-name="ce14">
            <text:p>4.859.398</text:p>
          </table:table-cell>
          <table:table-cell office:value-type="percentage" office:value="0.92122100424401887" table:style-name="ce15">
            <text:p>92,1%</text:p>
          </table:table-cell>
          <table:table-cell office:value-type="float" office:value="2105862" table:style-name="ce13">
            <text:p>2.105.862</text:p>
          </table:table-cell>
          <table:table-cell office:value-type="float" office:value="1997679" table:style-name="ce13">
            <text:p>1.997.679</text:p>
          </table:table-cell>
          <table:table-cell office:value-type="float" office:value="1070029" table:style-name="ce13">
            <text:p>1.070.029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08965" table:style-name="ce7">
            <text:p>2.608.965</text:p>
          </table:table-cell>
          <table:table-cell office:value-type="float" office:value="126000" table:style-name="ce7">
            <text:p>126.000</text:p>
          </table:table-cell>
          <table:table-cell office:value-type="float" office:value="771270" table:style-name="ce7">
            <text:p>77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982070" table:style-name="ce14">
            <text:p>3.982.070</text:p>
          </table:table-cell>
          <table:table-cell office:value-type="float" office:value="3618284.5" table:style-name="ce14">
            <text:p>3.618.285</text:p>
          </table:table-cell>
          <table:table-cell office:value-type="percentage" office:value="0.90864412227811164" table:style-name="ce15">
            <text:p>90,9%</text:p>
          </table:table-cell>
          <table:table-cell office:value-type="float" office:value="1706510" table:style-name="ce13">
            <text:p>1.706.510</text:p>
          </table:table-cell>
          <table:table-cell office:value-type="float" office:value="1591820" table:style-name="ce13">
            <text:p>1.591.820</text:p>
          </table:table-cell>
          <table:table-cell office:value-type="float" office:value="715183" table:style-name="ce13">
            <text:p>715.183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20010" table:style-name="ce7">
            <text:p>8.620.010</text:p>
          </table:table-cell>
          <table:table-cell office:value-type="float" office:value="480000" table:style-name="ce7">
            <text:p>480.000</text:p>
          </table:table-cell>
          <table:table-cell office:value-type="float" office:value="2954900" table:style-name="ce7">
            <text:p>2.9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944960" table:style-name="ce14">
            <text:p>13.944.960</text:p>
          </table:table-cell>
          <table:table-cell office:value-type="float" office:value="13164040.5" table:style-name="ce14">
            <text:p>13.164.041</text:p>
          </table:table-cell>
          <table:table-cell office:value-type="percentage" office:value="0.94399987522373674" table:style-name="ce15">
            <text:p>94,4%</text:p>
          </table:table-cell>
          <table:table-cell office:value-type="float" office:value="6375179" table:style-name="ce13">
            <text:p>6.375.179</text:p>
          </table:table-cell>
          <table:table-cell office:value-type="float" office:value="6032941" table:style-name="ce13">
            <text:p>6.032.941</text:p>
          </table:table-cell>
          <table:table-cell office:value-type="float" office:value="2551921" table:style-name="ce13">
            <text:p>2.551.921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38150" table:style-name="ce7">
            <text:p>6.538.150</text:p>
          </table:table-cell>
          <table:table-cell office:value-type="float" office:value="402000" table:style-name="ce7">
            <text:p>402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860825" table:style-name="ce14">
            <text:p>9.860.825</text:p>
          </table:table-cell>
          <table:table-cell office:value-type="float" office:value="9125065.5" table:style-name="ce14">
            <text:p>9.125.066</text:p>
          </table:table-cell>
          <table:table-cell office:value-type="percentage" office:value="0.9253856041456977" table:style-name="ce15">
            <text:p>92,5%</text:p>
          </table:table-cell>
          <table:table-cell office:value-type="float" office:value="4258741" table:style-name="ce13">
            <text:p>4.258.741</text:p>
          </table:table-cell>
          <table:table-cell office:value-type="float" office:value="4079538" table:style-name="ce13">
            <text:p>4.079.538</text:p>
          </table:table-cell>
          <table:table-cell office:value-type="float" office:value="1725570" table:style-name="ce13">
            <text:p>1.725.570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79443" table:style-name="ce7">
            <text:p>1.479.443</text:p>
          </table:table-cell>
          <table:table-cell office:value-type="float" office:value="60000" table:style-name="ce7">
            <text:p>60.000</text:p>
          </table:table-cell>
          <table:table-cell office:value-type="float" office:value="271770" table:style-name="ce7">
            <text:p>27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55" table:style-name="ce13">
            <text:p>41.255</text:p>
          </table:table-cell>
          <table:table-cell office:value-type="float" office:value="2035068" table:style-name="ce14">
            <text:p>2.035.068</text:p>
          </table:table-cell>
          <table:table-cell office:value-type="float" office:value="2076542.5" table:style-name="ce14">
            <text:p>2.076.543</text:p>
          </table:table-cell>
          <table:table-cell office:value-type="percentage" office:value="1" table:style-name="ce15">
            <text:p>100,0%</text:p>
          </table:table-cell>
          <table:table-cell office:value-type="float" office:value="931569" table:style-name="ce13">
            <text:p>931.569</text:p>
          </table:table-cell>
          <table:table-cell office:value-type="float" office:value="893537" table:style-name="ce13">
            <text:p>893.537</text:p>
          </table:table-cell>
          <table:table-cell office:value-type="float" office:value="418856" table:style-name="ce13">
            <text:p>418.856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964669" table:style-name="ce7">
            <text:p>3.964.669</text:p>
          </table:table-cell>
          <table:table-cell office:value-type="float" office:value="132000" table:style-name="ce7">
            <text:p>132.000</text:p>
          </table:table-cell>
          <table:table-cell office:value-type="float" office:value="785000" table:style-name="ce7">
            <text:p>78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577769" table:style-name="ce14">
            <text:p>5.577.769</text:p>
          </table:table-cell>
          <table:table-cell office:value-type="float" office:value="5651176.5" table:style-name="ce14">
            <text:p>5.651.177</text:p>
          </table:table-cell>
          <table:table-cell office:value-type="percentage" office:value="1" table:style-name="ce15">
            <text:p>100,0%</text:p>
          </table:table-cell>
          <table:table-cell office:value-type="float" office:value="2428700" table:style-name="ce13">
            <text:p>2.428.700</text:p>
          </table:table-cell>
          <table:table-cell office:value-type="float" office:value="2313821" table:style-name="ce13">
            <text:p>2.313.821</text:p>
          </table:table-cell>
          <table:table-cell office:value-type="float" office:value="1498932" table:style-name="ce13">
            <text:p>1.498.932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4135" table:style-name="ce7">
            <text:p>434.135</text:p>
          </table:table-cell>
          <table:table-cell office:value-type="float" office:value="18000" table:style-name="ce7">
            <text:p>18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12175" table:style-name="ce14">
            <text:p>612.175</text:p>
          </table:table-cell>
          <table:table-cell office:value-type="float" office:value="581505.5" table:style-name="ce14">
            <text:p>581.506</text:p>
          </table:table-cell>
          <table:table-cell office:value-type="percentage" office:value="0.94990076367051901" table:style-name="ce15">
            <text:p>95,0%</text:p>
          </table:table-cell>
          <table:table-cell office:value-type="float" office:value="274446" table:style-name="ce13">
            <text:p>274.446</text:p>
          </table:table-cell>
          <table:table-cell office:value-type="float" office:value="259388" table:style-name="ce13">
            <text:p>259.388</text:p>
          </table:table-cell>
          <table:table-cell office:value-type="float" office:value="110596" table:style-name="ce13">
            <text:p>110.596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368685" table:style-name="ce14">
            <text:p>12.368.685</text:p>
          </table:table-cell>
          <table:table-cell office:value-type="float" office:value="11990409" table:style-name="ce14">
            <text:p>11.990.409</text:p>
          </table:table-cell>
          <table:table-cell office:value-type="percentage" office:value="0.96941663564073299" table:style-name="ce15">
            <text:p>96,9%</text:p>
          </table:table-cell>
          <table:table-cell office:value-type="float" office:value="5665046" table:style-name="ce13">
            <text:p>5.665.046</text:p>
          </table:table-cell>
          <table:table-cell office:value-type="float" office:value="5348706" table:style-name="ce13">
            <text:p>5.348.706</text:p>
          </table:table-cell>
          <table:table-cell office:value-type="float" office:value="2272991" table:style-name="ce13">
            <text:p>2.272.991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02000" table:style-name="ce7">
            <text:p>102.000</text:p>
          </table:table-cell>
          <table:table-cell office:value-type="float" office:value="548000" table:style-name="ce7">
            <text:p>54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659175" table:style-name="ce14">
            <text:p>2.659.175</text:p>
          </table:table-cell>
          <table:table-cell office:value-type="float" office:value="2577088.5" table:style-name="ce14">
            <text:p>2.577.089</text:p>
          </table:table-cell>
          <table:table-cell office:value-type="percentage" office:value="0.96913083945208567" table:style-name="ce15">
            <text:p>96,9%</text:p>
          </table:table-cell>
          <table:table-cell office:value-type="float" office:value="1274948" table:style-name="ce13">
            <text:p>1.274.948</text:p>
          </table:table-cell>
          <table:table-cell office:value-type="float" office:value="1192078" table:style-name="ce13">
            <text:p>1.192.078</text:p>
          </table:table-cell>
          <table:table-cell office:value-type="float" office:value="425467" table:style-name="ce13">
            <text:p>425.467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47815" table:style-name="ce7">
            <text:p>847.815</text:p>
          </table:table-cell>
          <table:table-cell office:value-type="float" office:value="42000" table:style-name="ce7">
            <text:p>42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76665" table:style-name="ce14">
            <text:p>1.276.665</text:p>
          </table:table-cell>
          <table:table-cell office:value-type="float" office:value="1201920.5" table:style-name="ce14">
            <text:p>1.201.921</text:p>
          </table:table-cell>
          <table:table-cell office:value-type="percentage" office:value="0.94145331782417474" table:style-name="ce15">
            <text:p>94,1%</text:p>
          </table:table-cell>
          <table:table-cell office:value-type="float" office:value="559354" table:style-name="ce13">
            <text:p>559.354</text:p>
          </table:table-cell>
          <table:table-cell office:value-type="float" office:value="530662" table:style-name="ce13">
            <text:p>530.662</text:p>
          </table:table-cell>
          <table:table-cell office:value-type="float" office:value="231395" table:style-name="ce13">
            <text:p>231.395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24820" table:style-name="ce7">
            <text:p>2.924.820</text:p>
          </table:table-cell>
          <table:table-cell office:value-type="float" office:value="126000" table:style-name="ce7">
            <text:p>126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339220" table:style-name="ce14">
            <text:p>4.339.220</text:p>
          </table:table-cell>
          <table:table-cell office:value-type="float" office:value="4088876" table:style-name="ce14">
            <text:p>4.088.876</text:p>
          </table:table-cell>
          <table:table-cell office:value-type="percentage" office:value="0.94230668184604605" table:style-name="ce15">
            <text:p>94,2%</text:p>
          </table:table-cell>
          <table:table-cell office:value-type="float" office:value="1918476" table:style-name="ce13">
            <text:p>1.918.476</text:p>
          </table:table-cell>
          <table:table-cell office:value-type="float" office:value="1814715" table:style-name="ce13">
            <text:p>1.814.715</text:p>
          </table:table-cell>
          <table:table-cell office:value-type="float" office:value="854519" table:style-name="ce13">
            <text:p>854.519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55395" table:style-name="ce14">
            <text:p>155.395</text:p>
          </table:table-cell>
          <table:table-cell office:value-type="float" office:value="133993" table:style-name="ce14">
            <text:p>133.993</text:p>
          </table:table-cell>
          <table:table-cell office:value-type="percentage" office:value="0.86227356092538365" table:style-name="ce15">
            <text:p>86,2%</text:p>
          </table:table-cell>
          <table:table-cell office:value-type="float" office:value="66616" table:style-name="ce13">
            <text:p>66.616</text:p>
          </table:table-cell>
          <table:table-cell office:value-type="float" office:value="61386" table:style-name="ce13">
            <text:p>61.386</text:p>
          </table:table-cell>
          <table:table-cell office:value-type="float" office:value="20222" table:style-name="ce13">
            <text:p>20.222</text:p>
          </table:table-cell>
          <table:table-cell office:value-type="date" office:date-value="2022-01-11T00:00:00" table:style-name="ce16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7920" table:style-name="ce7">
            <text:p>97.92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4270" table:style-name="ce14">
            <text:p>154.270</text:p>
          </table:table-cell>
          <table:table-cell office:value-type="float" office:value="129539.5" table:style-name="ce14">
            <text:p>129.540</text:p>
          </table:table-cell>
          <table:table-cell office:value-type="percentage" office:value="0.83969339469760806" table:style-name="ce15">
            <text:p>84,0%</text:p>
          </table:table-cell>
          <table:table-cell office:value-type="float" office:value="63831" table:style-name="ce13">
            <text:p>63.831</text:p>
          </table:table-cell>
          <table:table-cell office:value-type="float" office:value="58856" table:style-name="ce13">
            <text:p>58.856</text:p>
          </table:table-cell>
          <table:table-cell office:value-type="float" office:value="21115" table:style-name="ce13">
            <text:p>21.115</text:p>
          </table:table-cell>
          <table:table-cell office:value-type="date" office:date-value="2022-01-11T00:00:00" table:style-name="ce17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7611.5" table:style-name="ce14">
            <text:p>207.612</text:p>
          </table:table-cell>
          <table:table-cell office:value-type="percentage" office:value="0.978201358851855" table:style-name="ce15">
            <text:p>97,8%</text:p>
          </table:table-cell>
          <table:table-cell office:value-type="float" office:value="95355" table:style-name="ce13">
            <text:p>95.355</text:p>
          </table:table-cell>
          <table:table-cell office:value-type="float" office:value="92174" table:style-name="ce13">
            <text:p>92.174</text:p>
          </table:table-cell>
          <table:table-cell office:value-type="float" office:value="41214" table:style-name="ce13">
            <text:p>41.214</text:p>
          </table:table-cell>
          <table:table-cell office:value-type="date" office:date-value="2022-01-11T00:00:00" table:style-name="ce17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170" table:style-name="ce7">
            <text:p>6.17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810" table:style-name="ce14">
            <text:p>10.810</text:p>
          </table:table-cell>
          <table:table-cell office:value-type="float" office:value="10871.5" table:style-name="ce14">
            <text:p>10.872</text:p>
          </table:table-cell>
          <table:table-cell office:value-type="percentage" office:value="1" table:style-name="ce15">
            <text:p>100,0%</text:p>
          </table:table-cell>
          <table:table-cell office:value-type="float" office:value="7858" table:style-name="ce13">
            <text:p>7.858</text:p>
          </table:table-cell>
          <table:table-cell office:value-type="float" office:value="7399" table:style-name="ce13">
            <text:p>7.399</text:p>
          </table:table-cell>
          <table:table-cell office:value-type="float" office:value="619" table:style-name="ce13">
            <text:p>619</text:p>
          </table:table-cell>
          <table:table-cell office:value-type="date" office:date-value="2022-01-11T00:00:00" table:style-name="ce17">
            <text:p>1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0459423" table:style-name="ce19">
            <text:p>60.459.423</text:p>
          </table:table-cell>
          <table:table-cell office:value-type="float" office:value="2802000" table:style-name="ce19">
            <text:p>2.802.000</text:p>
          </table:table-cell>
          <table:table-cell office:value-type="float" office:value="15844400" table:style-name="ce20">
            <text:p>15.844.40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35" table:style-name="ce22">
            <text:p>2.140.535</text:p>
          </table:table-cell>
          <table:table-cell office:value-type="float" office:value="90294678" table:style-name="ce23">
            <text:p>90.294.678</text:p>
          </table:table-cell>
          <table:table-cell office:value-type="float" office:value="86024995.5" table:style-name="ce23">
            <text:p>86.024.996</text:p>
          </table:table-cell>
          <table:table-cell office:value-type="percentage" office:value="0.95271390745753592" table:style-name="ce24">
            <text:p>95,3%</text:p>
          </table:table-cell>
          <table:table-cell office:value-type="float" office:value="40181430" table:style-name="ce23">
            <text:p>40.181.430</text:p>
          </table:table-cell>
          <table:table-cell office:value-type="float" office:value="38108556" table:style-name="ce23">
            <text:p>38.108.556</text:p>
          </table:table-cell>
          <table:table-cell office:value-type="float" office:value="16448649" table:style-name="ce23">
            <text:p>16.448.649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91540" table:style-name="ce31">
            <text:p>6.991.540</text:p>
          </table:table-cell>
          <table:table-cell office:value-type="percentage" office:value="0.93821302406409035" table:style-name="ce32">
            <text:p>93,8%</text:p>
          </table:table-cell>
          <table:table-cell office:value-type="float" office:value="6868253" table:style-name="ce31">
            <text:p>6.868.253</text:p>
          </table:table-cell>
          <table:table-cell office:value-type="percentage" office:value="0.92166881933983946" table:style-name="ce32">
            <text:p>92,2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7659" table:style-name="ce31">
            <text:p>1.087.659</text:p>
          </table:table-cell>
          <table:table-cell office:value-type="percentage" office:value="0.91775191666090083" table:style-name="ce32">
            <text:p>91,8%</text:p>
          </table:table-cell>
          <table:table-cell office:value-type="float" office:value="1068557" table:style-name="ce31">
            <text:p>1.068.557</text:p>
          </table:table-cell>
          <table:table-cell office:value-type="percentage" office:value="0.90163390806440458" table:style-name="ce32">
            <text:p>90,2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81129" table:style-name="ce31">
            <text:p>881.129</text:p>
          </table:table-cell>
          <table:table-cell office:value-type="percentage" office:value="0.94346667351945068" table:style-name="ce32">
            <text:p>94,3%</text:p>
          </table:table-cell>
          <table:table-cell office:value-type="float" office:value="870891" table:style-name="ce31">
            <text:p>870.891</text:p>
          </table:table-cell>
          <table:table-cell office:value-type="percentage" office:value="0.93250436061919184" table:style-name="ce32">
            <text:p>93,3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9966" table:style-name="ce31">
            <text:p>889.966</text:p>
          </table:table-cell>
          <table:table-cell office:value-type="percentage" office:value="0.85998104104198902" table:style-name="ce32">
            <text:p>86,0%</text:p>
          </table:table-cell>
          <table:table-cell office:value-type="float" office:value="871579" table:style-name="ce31">
            <text:p>871.579</text:p>
          </table:table-cell>
          <table:table-cell office:value-type="percentage" office:value="0.84221354048394625" table:style-name="ce32">
            <text:p>84,2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23942" table:style-name="ce31">
            <text:p>1.723.942</text:p>
          </table:table-cell>
          <table:table-cell office:value-type="percentage" office:value="0.87921504467113498" table:style-name="ce32">
            <text:p>87,9%</text:p>
          </table:table-cell>
          <table:table-cell office:value-type="float" office:value="1668674" table:style-name="ce31">
            <text:p>1.668.674</text:p>
          </table:table-cell>
          <table:table-cell office:value-type="percentage" office:value="0.8510282164084183" table:style-name="ce32">
            <text:p>85,1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91818" table:style-name="ce31">
            <text:p>491.818</text:p>
          </table:table-cell>
          <table:table-cell office:value-type="percentage" office:value="0.93835654335685814" table:style-name="ce32">
            <text:p>93,8%</text:p>
          </table:table-cell>
          <table:table-cell office:value-type="float" office:value="485902" table:style-name="ce31">
            <text:p>485.902</text:p>
          </table:table-cell>
          <table:table-cell office:value-type="percentage" office:value="0.92706920269324034" table:style-name="ce32">
            <text:p>92,7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7709" table:style-name="ce31">
            <text:p>2.037.709</text:p>
          </table:table-cell>
          <table:table-cell office:value-type="percentage" office:value="0.9363382841976553" table:style-name="ce32">
            <text:p>93,6%</text:p>
          </table:table-cell>
          <table:table-cell office:value-type="float" office:value="1997679" table:style-name="ce31">
            <text:p>1.997.679</text:p>
          </table:table-cell>
          <table:table-cell office:value-type="percentage" office:value="0.91794428313252185" table:style-name="ce32">
            <text:p>91,8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52376" table:style-name="ce31">
            <text:p>1.652.376</text:p>
          </table:table-cell>
          <table:table-cell office:value-type="percentage" office:value="0.9135286468699414" table:style-name="ce32">
            <text:p>91,4%</text:p>
          </table:table-cell>
          <table:table-cell office:value-type="float" office:value="1591820" table:style-name="ce31">
            <text:p>1.591.820</text:p>
          </table:table-cell>
          <table:table-cell office:value-type="percentage" office:value="0.88004980141354638" table:style-name="ce32">
            <text:p>88,0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97016" table:style-name="ce31">
            <text:p>6.197.016</text:p>
          </table:table-cell>
          <table:table-cell office:value-type="percentage" office:value="0.90225556027930975" table:style-name="ce32">
            <text:p>90,2%</text:p>
          </table:table-cell>
          <table:table-cell office:value-type="float" office:value="6032941" table:style-name="ce31">
            <text:p>6.032.941</text:p>
          </table:table-cell>
          <table:table-cell office:value-type="percentage" office:value="0.87836703376060665" table:style-name="ce32">
            <text:p>87,8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51333" table:style-name="ce31">
            <text:p>4.151.333</text:p>
          </table:table-cell>
          <table:table-cell office:value-type="percentage" office:value="0.92489048022940612" table:style-name="ce32">
            <text:p>92,5%</text:p>
          </table:table-cell>
          <table:table-cell office:value-type="float" office:value="4079538" table:style-name="ce31">
            <text:p>4.079.538</text:p>
          </table:table-cell>
          <table:table-cell office:value-type="percentage" office:value="0.9088950127426807" table:style-name="ce32">
            <text:p>90,9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6640" table:style-name="ce31">
            <text:p>906.640</text:p>
          </table:table-cell>
          <table:table-cell office:value-type="percentage" office:value="0.95091757504690921" table:style-name="ce32">
            <text:p>95,1%</text:p>
          </table:table-cell>
          <table:table-cell office:value-type="float" office:value="893537" table:style-name="ce31">
            <text:p>893.537</text:p>
          </table:table-cell>
          <table:table-cell office:value-type="percentage" office:value="0.93717466387396331" table:style-name="ce32">
            <text:p>93,7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34928" table:style-name="ce31">
            <text:p>2.334.928</text:p>
          </table:table-cell>
          <table:table-cell office:value-type="percentage" office:value="0.95128574204816707" table:style-name="ce32">
            <text:p>95,1%</text:p>
          </table:table-cell>
          <table:table-cell office:value-type="float" office:value="2313821" table:style-name="ce31">
            <text:p>2.313.821</text:p>
          </table:table-cell>
          <table:table-cell office:value-type="percentage" office:value="0.94268642414311365" table:style-name="ce32">
            <text:p>94,3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5613" table:style-name="ce31">
            <text:p>265.613</text:p>
          </table:table-cell>
          <table:table-cell office:value-type="percentage" office:value="0.93535584744867417" table:style-name="ce32">
            <text:p>93,5%</text:p>
          </table:table-cell>
          <table:table-cell office:value-type="float" office:value="259388" table:style-name="ce31">
            <text:p>259.388</text:p>
          </table:table-cell>
          <table:table-cell office:value-type="percentage" office:value="0.91343451773074624" table:style-name="ce32">
            <text:p>91,3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85257" table:style-name="ce31">
            <text:p>5.485.257</text:p>
          </table:table-cell>
          <table:table-cell office:value-type="percentage" office:value="0.91758360785669035" table:style-name="ce32">
            <text:p>91,8%</text:p>
          </table:table-cell>
          <table:table-cell office:value-type="float" office:value="5348706" table:style-name="ce31">
            <text:p>5.348.706</text:p>
          </table:table-cell>
          <table:table-cell office:value-type="percentage" office:value="0.89474111219305252" table:style-name="ce32">
            <text:p>89,5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25313" table:style-name="ce31">
            <text:p>1.225.313</text:p>
          </table:table-cell>
          <table:table-cell office:value-type="percentage" office:value="0.93525562593835609" table:style-name="ce32">
            <text:p>93,5%</text:p>
          </table:table-cell>
          <table:table-cell office:value-type="float" office:value="1192078" table:style-name="ce31">
            <text:p>1.192.078</text:p>
          </table:table-cell>
          <table:table-cell office:value-type="percentage" office:value="0.90988804987570004" table:style-name="ce32">
            <text:p>91,0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7441" table:style-name="ce31">
            <text:p>537.441</text:p>
          </table:table-cell>
          <table:table-cell office:value-type="percentage" office:value="0.92446426789873293" table:style-name="ce32">
            <text:p>92,4%</text:p>
          </table:table-cell>
          <table:table-cell office:value-type="float" office:value="530662" table:style-name="ce31">
            <text:p>530.662</text:p>
          </table:table-cell>
          <table:table-cell office:value-type="percentage" office:value="0.91280355858908691" table:style-name="ce32">
            <text:p>91,3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53082" table:style-name="ce31">
            <text:p>1.853.082</text:p>
          </table:table-cell>
          <table:table-cell office:value-type="percentage" office:value="0.93403993965552434" table:style-name="ce32">
            <text:p>93,4%</text:p>
          </table:table-cell>
          <table:table-cell office:value-type="float" office:value="1814715" table:style-name="ce31">
            <text:p>1.814.715</text:p>
          </table:table-cell>
          <table:table-cell office:value-type="percentage" office:value="0.91470117841087173" table:style-name="ce32">
            <text:p>91,5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4221" table:style-name="ce31">
            <text:p>64.221</text:p>
          </table:table-cell>
          <table:table-cell office:value-type="percentage" office:value="0.90496723737053475" table:style-name="ce32">
            <text:p>90,5%</text:p>
          </table:table-cell>
          <table:table-cell office:value-type="float" office:value="61386" table:style-name="ce31">
            <text:p>61.386</text:p>
          </table:table-cell>
          <table:table-cell office:value-type="percentage" office:value="0.86501796660325514" table:style-name="ce32">
            <text:p>86,5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225" table:style-name="ce31">
            <text:p>61.225</text:p>
          </table:table-cell>
          <table:table-cell office:value-type="percentage" office:value="0.86321147094900386" table:style-name="ce32">
            <text:p>86,3%</text:p>
          </table:table-cell>
          <table:table-cell office:value-type="float" office:value="58856" table:style-name="ce31">
            <text:p>58.856</text:p>
          </table:table-cell>
          <table:table-cell office:value-type="percentage" office:value="0.8298109323670817" table:style-name="ce32">
            <text:p>83,0%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55" table:style-name="ce31">
            <text:p>95.355</text:p>
          </table:table-cell>
          <table:table-cell office:value-type="string" table:style-name="ce32">
            <text:p>-</text:p>
          </table:table-cell>
          <table:table-cell office:value-type="float" office:value="92174" table:style-name="ce31">
            <text:p>92.174</text:p>
          </table:table-cell>
          <table:table-cell office:value-type="string" table:style-name="ce32">
            <text:p>-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58" table:style-name="ce31">
            <text:p>7.858</text:p>
          </table:table-cell>
          <table:table-cell office:value-type="string" table:style-name="ce32">
            <text:p>-</text:p>
          </table:table-cell>
          <table:table-cell office:value-type="float" office:value="7399" table:style-name="ce31">
            <text:p>7.399</text:p>
          </table:table-cell>
          <table:table-cell office:value-type="string" table:style-name="ce32">
            <text:p>-</text:p>
          </table:table-cell>
          <table:table-cell office:value-type="date" office:date-value="2022-01-11T00:00:00" table:style-name="ce33">
            <text:p>1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941421" table:style-name="ce34">
            <text:p>38.941.421</text:p>
          </table:table-cell>
          <table:table-cell office:value-type="percentage" office:value="0.92453895881386217" table:style-name="ce24">
            <text:p>92,5%</text:p>
          </table:table-cell>
          <table:table-cell office:value-type="float" office:value="38108556" table:style-name="ce34">
            <text:p>38.108.556</text:p>
          </table:table-cell>
          <table:table-cell office:value-type="percentage" office:value="0.90476525461512458" table:style-name="ce24">
            <text:p>90,5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055" table:style-name="ce43">
            <text:p>435.055</text:p>
          </table:table-cell>
          <table:table-cell office:value-type="percentage" office:value="1" table:style-name="ce44">
            <text:p>100,0%</text:p>
          </table:table-cell>
          <table:table-cell office:value-type="float" office:value="655887" table:style-name="ce43">
            <text:p>655.887</text:p>
          </table:table-cell>
          <table:table-cell office:value-type="percentage" office:value="1" table:style-name="ce44">
            <text:p>100,0%</text:p>
          </table:table-cell>
          <table:table-cell office:value-type="float" office:value="935847" table:style-name="ce43">
            <text:p>935.847</text:p>
          </table:table-cell>
          <table:table-cell office:value-type="percentage" office:value="1" table:style-name="ce44">
            <text:p>100,0%</text:p>
          </table:table-cell>
          <table:table-cell office:value-type="float" office:value="1226462" table:style-name="ce43">
            <text:p>1.226.462</text:p>
          </table:table-cell>
          <table:table-cell office:value-type="percentage" office:value="0.96951908308241519" table:style-name="ce44">
            <text:p>97,0%</text:p>
          </table:table-cell>
          <table:table-cell office:value-type="float" office:value="1271677" table:style-name="ce43">
            <text:p>1.271.677</text:p>
          </table:table-cell>
          <table:table-cell office:value-type="percentage" office:value="0.91810276988031314" table:style-name="ce44">
            <text:p>91,8%</text:p>
          </table:table-cell>
          <table:table-cell office:value-type="float" office:value="960196" table:style-name="ce43">
            <text:p>960.196</text:p>
          </table:table-cell>
          <table:table-cell office:value-type="percentage" office:value="0.84211689529273814" table:style-name="ce44">
            <text:p>84,2%</text:p>
          </table:table-cell>
          <table:table-cell office:value-type="float" office:value="803062" table:style-name="ce43">
            <text:p>803.062</text:p>
          </table:table-cell>
          <table:table-cell office:value-type="percentage" office:value="0.86474234175252407" table:style-name="ce44">
            <text:p>86,5%</text:p>
          </table:table-cell>
          <table:table-cell office:value-type="float" office:value="703354" table:style-name="ce43">
            <text:p>703.354</text:p>
          </table:table-cell>
          <table:table-cell office:value-type="percentage" office:value="0.9341844344653456" table:style-name="ce44">
            <text:p>93,4%</text:p>
          </table:table-cell>
          <table:table-cell office:value-type="float" office:value="6991540" table:style-name="ce43">
            <text:p>6.991.54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821302406409035" table:style-name="ce44">
            <text:p>93,8%</text:p>
          </table:table-cell>
          <table:table-cell office:value-type="percentage" office:value="0.82599249965532151" table:style-name="ce44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84" table:style-name="ce46">
            <text:p>101.584</text:p>
          </table:table-cell>
          <table:table-cell office:value-type="percentage" office:value="1" table:style-name="ce47">
            <text:p>100,0%</text:p>
          </table:table-cell>
          <table:table-cell office:value-type="float" office:value="119696" table:style-name="ce46">
            <text:p>119.696</text:p>
          </table:table-cell>
          <table:table-cell office:value-type="percentage" office:value="1" table:style-name="ce47">
            <text:p>100,0%</text:p>
          </table:table-cell>
          <table:table-cell office:value-type="float" office:value="155639" table:style-name="ce46">
            <text:p>155.639</text:p>
          </table:table-cell>
          <table:table-cell office:value-type="percentage" office:value="0.99534428619849458" table:style-name="ce47">
            <text:p>99,5%</text:p>
          </table:table-cell>
          <table:table-cell office:value-type="float" office:value="187820" table:style-name="ce46">
            <text:p>187.820</text:p>
          </table:table-cell>
          <table:table-cell office:value-type="percentage" office:value="0.94731320549161224" table:style-name="ce47">
            <text:p>94,7%</text:p>
          </table:table-cell>
          <table:table-cell office:value-type="float" office:value="191129" table:style-name="ce46">
            <text:p>191.129</text:p>
          </table:table-cell>
          <table:table-cell office:value-type="percentage" office:value="0.8892078364961874" table:style-name="ce47">
            <text:p>88,9%</text:p>
          </table:table-cell>
          <table:table-cell office:value-type="float" office:value="130331" table:style-name="ce46">
            <text:p>130.331</text:p>
          </table:table-cell>
          <table:table-cell office:value-type="percentage" office:value="0.79331775075173783" table:style-name="ce47">
            <text:p>79,3%</text:p>
          </table:table-cell>
          <table:table-cell office:value-type="float" office:value="108913" table:style-name="ce46">
            <text:p>108.913</text:p>
          </table:table-cell>
          <table:table-cell office:value-type="percentage" office:value="0.83521598760745697" table:style-name="ce47">
            <text:p>83,5%</text:p>
          </table:table-cell>
          <table:table-cell office:value-type="float" office:value="92547" table:style-name="ce46">
            <text:p>92.547</text:p>
          </table:table-cell>
          <table:table-cell office:value-type="percentage" office:value="0.89756471307063401" table:style-name="ce47">
            <text:p>89,8%</text:p>
          </table:table-cell>
          <table:table-cell office:value-type="float" office:value="1087659" table:style-name="ce46">
            <text:p>1.087.65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775191666090083" table:style-name="ce47">
            <text:p>91,8%</text:p>
          </table:table-cell>
          <table:table-cell office:value-type="percentage" office:value="0.81816335449841315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45" table:style-name="ce46">
            <text:p>89.145</text:p>
          </table:table-cell>
          <table:table-cell office:value-type="percentage" office:value="1" table:style-name="ce47">
            <text:p>100,0%</text:p>
          </table:table-cell>
          <table:table-cell office:value-type="float" office:value="114634" table:style-name="ce46">
            <text:p>114.634</text:p>
          </table:table-cell>
          <table:table-cell office:value-type="percentage" office:value="1" table:style-name="ce47">
            <text:p>100,0%</text:p>
          </table:table-cell>
          <table:table-cell office:value-type="float" office:value="148870" table:style-name="ce46">
            <text:p>148.870</text:p>
          </table:table-cell>
          <table:table-cell office:value-type="percentage" office:value="0.9947745436078369" table:style-name="ce47">
            <text:p>99,5%</text:p>
          </table:table-cell>
          <table:table-cell office:value-type="float" office:value="154028" table:style-name="ce46">
            <text:p>154.028</text:p>
          </table:table-cell>
          <table:table-cell office:value-type="percentage" office:value="0.94701958252636109" table:style-name="ce47">
            <text:p>94,7%</text:p>
          </table:table-cell>
          <table:table-cell office:value-type="float" office:value="151945" table:style-name="ce46">
            <text:p>151.945</text:p>
          </table:table-cell>
          <table:table-cell office:value-type="percentage" office:value="0.9098884384375393" table:style-name="ce47">
            <text:p>91,0%</text:p>
          </table:table-cell>
          <table:table-cell office:value-type="float" office:value="92499" table:style-name="ce46">
            <text:p>92.499</text:p>
          </table:table-cell>
          <table:table-cell office:value-type="percentage" office:value="0.80819739451817807" table:style-name="ce47">
            <text:p>80,8%</text:p>
          </table:table-cell>
          <table:table-cell office:value-type="float" office:value="68208" table:style-name="ce46">
            <text:p>68.208</text:p>
          </table:table-cell>
          <table:table-cell office:value-type="percentage" office:value="0.86218098620925032" table:style-name="ce47">
            <text:p>86,2%</text:p>
          </table:table-cell>
          <table:table-cell office:value-type="float" office:value="61800" table:style-name="ce46">
            <text:p>61.800</text:p>
          </table:table-cell>
          <table:table-cell office:value-type="percentage" office:value="0.96562499999999996" table:style-name="ce47">
            <text:p>96,6%</text:p>
          </table:table-cell>
          <table:table-cell office:value-type="float" office:value="881129" table:style-name="ce46">
            <text:p>881.129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346667351945068" table:style-name="ce47">
            <text:p>94,3%</text:p>
          </table:table-cell>
          <table:table-cell office:value-type="percentage" office:value="0.86488303703238367" table:style-name="ce47">
            <text:p>8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69" table:style-name="ce46">
            <text:p>51.769</text:p>
          </table:table-cell>
          <table:table-cell office:value-type="percentage" office:value="1" table:style-name="ce47">
            <text:p>100,0%</text:p>
          </table:table-cell>
          <table:table-cell office:value-type="float" office:value="79791" table:style-name="ce46">
            <text:p>79.791</text:p>
          </table:table-cell>
          <table:table-cell office:value-type="percentage" office:value="0.99099557851855535" table:style-name="ce47">
            <text:p>99,1%</text:p>
          </table:table-cell>
          <table:table-cell office:value-type="float" office:value="111883" table:style-name="ce46">
            <text:p>111.883</text:p>
          </table:table-cell>
          <table:table-cell office:value-type="percentage" office:value="0.95438066722965764" table:style-name="ce47">
            <text:p>95,4%</text:p>
          </table:table-cell>
          <table:table-cell office:value-type="float" office:value="153148" table:style-name="ce46">
            <text:p>153.148</text:p>
          </table:table-cell>
          <table:table-cell office:value-type="percentage" office:value="0.92370790786323032" table:style-name="ce47">
            <text:p>92,4%</text:p>
          </table:table-cell>
          <table:table-cell office:value-type="float" office:value="173049" table:style-name="ce46">
            <text:p>173.049</text:p>
          </table:table-cell>
          <table:table-cell office:value-type="percentage" office:value="0.83934287876142255" table:style-name="ce47">
            <text:p>83,9%</text:p>
          </table:table-cell>
          <table:table-cell office:value-type="float" office:value="134378" table:style-name="ce46">
            <text:p>134.378</text:p>
          </table:table-cell>
          <table:table-cell office:value-type="percentage" office:value="0.73758281326329544" table:style-name="ce47">
            <text:p>73,8%</text:p>
          </table:table-cell>
          <table:table-cell office:value-type="float" office:value="103912" table:style-name="ce46">
            <text:p>103.912</text:p>
          </table:table-cell>
          <table:table-cell office:value-type="percentage" office:value="0.7533021124820577" table:style-name="ce47">
            <text:p>75,3%</text:p>
          </table:table-cell>
          <table:table-cell office:value-type="float" office:value="82036" table:style-name="ce46">
            <text:p>82.036</text:p>
          </table:table-cell>
          <table:table-cell office:value-type="percentage" office:value="0.85919564306661078" table:style-name="ce47">
            <text:p>85,9%</text:p>
          </table:table-cell>
          <table:table-cell office:value-type="float" office:value="889966" table:style-name="ce46">
            <text:p>889.966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998104104198902" table:style-name="ce47">
            <text:p>86,0%</text:p>
          </table:table-cell>
          <table:table-cell office:value-type="percentage" office:value="0.75965286805520582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452" table:style-name="ce46">
            <text:p>94.452</text:p>
          </table:table-cell>
          <table:table-cell office:value-type="percentage" office:value="1" table:style-name="ce47">
            <text:p>100,0%</text:p>
          </table:table-cell>
          <table:table-cell office:value-type="float" office:value="155412" table:style-name="ce46">
            <text:p>155.412</text:p>
          </table:table-cell>
          <table:table-cell office:value-type="percentage" office:value="1" table:style-name="ce47">
            <text:p>100,0%</text:p>
          </table:table-cell>
          <table:table-cell office:value-type="float" office:value="228335" table:style-name="ce46">
            <text:p>228.335</text:p>
          </table:table-cell>
          <table:table-cell office:value-type="percentage" office:value="0.97125806067411902" table:style-name="ce47">
            <text:p>97,1%</text:p>
          </table:table-cell>
          <table:table-cell office:value-type="float" office:value="324453" table:style-name="ce46">
            <text:p>324.453</text:p>
          </table:table-cell>
          <table:table-cell office:value-type="percentage" office:value="0.92565447117359745" table:style-name="ce47">
            <text:p>92,6%</text:p>
          </table:table-cell>
          <table:table-cell office:value-type="float" office:value="323097" table:style-name="ce46">
            <text:p>323.097</text:p>
          </table:table-cell>
          <table:table-cell office:value-type="percentage" office:value="0.83288736969097044" table:style-name="ce47">
            <text:p>83,3%</text:p>
          </table:table-cell>
          <table:table-cell office:value-type="float" office:value="236708" table:style-name="ce46">
            <text:p>236.708</text:p>
          </table:table-cell>
          <table:table-cell office:value-type="percentage" office:value="0.76128052898685894" table:style-name="ce47">
            <text:p>76,1%</text:p>
          </table:table-cell>
          <table:table-cell office:value-type="float" office:value="196645" table:style-name="ce46">
            <text:p>196.645</text:p>
          </table:table-cell>
          <table:table-cell office:value-type="percentage" office:value="0.78111842000730891" table:style-name="ce47">
            <text:p>78,1%</text:p>
          </table:table-cell>
          <table:table-cell office:value-type="float" office:value="164840" table:style-name="ce46">
            <text:p>164.840</text:p>
          </table:table-cell>
          <table:table-cell office:value-type="percentage" office:value="0.91681173768194135" table:style-name="ce47">
            <text:p>91,7%</text:p>
          </table:table-cell>
          <table:table-cell office:value-type="float" office:value="1723942" table:style-name="ce46">
            <text:p>1.723.94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921504467113498" table:style-name="ce47">
            <text:p>87,9%</text:p>
          </table:table-cell>
          <table:table-cell office:value-type="percentage" office:value="0.7922702339022184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34" table:style-name="ce46">
            <text:p>42.534</text:p>
          </table:table-cell>
          <table:table-cell office:value-type="percentage" office:value="1" table:style-name="ce47">
            <text:p>100,0%</text:p>
          </table:table-cell>
          <table:table-cell office:value-type="float" office:value="56162" table:style-name="ce46">
            <text:p>56.162</text:p>
          </table:table-cell>
          <table:table-cell office:value-type="percentage" office:value="1" table:style-name="ce47">
            <text:p>100,0%</text:p>
          </table:table-cell>
          <table:table-cell office:value-type="float" office:value="77159" table:style-name="ce46">
            <text:p>77.159</text:p>
          </table:table-cell>
          <table:table-cell office:value-type="percentage" office:value="0.9975951903807615" table:style-name="ce47">
            <text:p>99,8%</text:p>
          </table:table-cell>
          <table:table-cell office:value-type="float" office:value="85007" table:style-name="ce46">
            <text:p>85.007</text:p>
          </table:table-cell>
          <table:table-cell office:value-type="percentage" office:value="0.94490018229514028" table:style-name="ce47">
            <text:p>94,5%</text:p>
          </table:table-cell>
          <table:table-cell office:value-type="float" office:value="89205" table:style-name="ce46">
            <text:p>89.205</text:p>
          </table:table-cell>
          <table:table-cell office:value-type="percentage" office:value="0.91240577279096646" table:style-name="ce47">
            <text:p>91,2%</text:p>
          </table:table-cell>
          <table:table-cell office:value-type="float" office:value="56429" table:style-name="ce46">
            <text:p>56.429</text:p>
          </table:table-cell>
          <table:table-cell office:value-type="percentage" office:value="0.80071800547727501" table:style-name="ce47">
            <text:p>80,1%</text:p>
          </table:table-cell>
          <table:table-cell office:value-type="float" office:value="43075" table:style-name="ce46">
            <text:p>43.075</text:p>
          </table:table-cell>
          <table:table-cell office:value-type="percentage" office:value="0.85288585288585284" table:style-name="ce47">
            <text:p>85,3%</text:p>
          </table:table-cell>
          <table:table-cell office:value-type="float" office:value="42247" table:style-name="ce46">
            <text:p>42.247</text:p>
          </table:table-cell>
          <table:table-cell office:value-type="percentage" office:value="0.9609671769442486" table:style-name="ce47">
            <text:p>96,1%</text:p>
          </table:table-cell>
          <table:table-cell office:value-type="float" office:value="491818" table:style-name="ce46">
            <text:p>491.81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835654335685814" table:style-name="ce47">
            <text:p>93,8%</text:p>
          </table:table-cell>
          <table:table-cell office:value-type="percentage" office:value="0.84373611480429911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19" table:style-name="ce46">
            <text:p>229.919</text:p>
          </table:table-cell>
          <table:table-cell office:value-type="percentage" office:value="1" table:style-name="ce47">
            <text:p>100,0%</text:p>
          </table:table-cell>
          <table:table-cell office:value-type="float" office:value="252208" table:style-name="ce46">
            <text:p>252.208</text:p>
          </table:table-cell>
          <table:table-cell office:value-type="percentage" office:value="1" table:style-name="ce47">
            <text:p>100,0%</text:p>
          </table:table-cell>
          <table:table-cell office:value-type="float" office:value="324235" table:style-name="ce46">
            <text:p>324.235</text:p>
          </table:table-cell>
          <table:table-cell office:value-type="percentage" office:value="1" table:style-name="ce47">
            <text:p>100,0%</text:p>
          </table:table-cell>
          <table:table-cell office:value-type="float" office:value="356853" table:style-name="ce46">
            <text:p>356.853</text:p>
          </table:table-cell>
          <table:table-cell office:value-type="percentage" office:value="0.93619203777792348" table:style-name="ce47">
            <text:p>93,6%</text:p>
          </table:table-cell>
          <table:table-cell office:value-type="float" office:value="324589" table:style-name="ce46">
            <text:p>324.589</text:p>
          </table:table-cell>
          <table:table-cell office:value-type="percentage" office:value="0.89343389163375131" table:style-name="ce47">
            <text:p>89,3%</text:p>
          </table:table-cell>
          <table:table-cell office:value-type="float" office:value="217393" table:style-name="ce46">
            <text:p>217.393</text:p>
          </table:table-cell>
          <table:table-cell office:value-type="percentage" office:value="0.81182524656158161" table:style-name="ce47">
            <text:p>81,2%</text:p>
          </table:table-cell>
          <table:table-cell office:value-type="float" office:value="179221" table:style-name="ce46">
            <text:p>179.221</text:p>
          </table:table-cell>
          <table:table-cell office:value-type="percentage" office:value="0.84936447304815976" table:style-name="ce47">
            <text:p>84,9%</text:p>
          </table:table-cell>
          <table:table-cell office:value-type="float" office:value="153291" table:style-name="ce46">
            <text:p>153.291</text:p>
          </table:table-cell>
          <table:table-cell office:value-type="percentage" office:value="0.92711470769677395" table:style-name="ce47">
            <text:p>92,7%</text:p>
          </table:table-cell>
          <table:table-cell office:value-type="float" office:value="2037709" table:style-name="ce46">
            <text:p>2.037.70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63382841976553" table:style-name="ce47">
            <text:p>93,6%</text:p>
          </table:table-cell>
          <table:table-cell office:value-type="percentage" office:value="0.85084708536993747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31" table:style-name="ce46">
            <text:p>139.331</text:p>
          </table:table-cell>
          <table:table-cell office:value-type="percentage" office:value="1" table:style-name="ce47">
            <text:p>100,0%</text:p>
          </table:table-cell>
          <table:table-cell office:value-type="float" office:value="159768" table:style-name="ce46">
            <text:p>159.768</text:p>
          </table:table-cell>
          <table:table-cell office:value-type="percentage" office:value="1" table:style-name="ce47">
            <text:p>100,0%</text:p>
          </table:table-cell>
          <table:table-cell office:value-type="float" office:value="225696" table:style-name="ce46">
            <text:p>225.696</text:p>
          </table:table-cell>
          <table:table-cell office:value-type="percentage" office:value="1" table:style-name="ce47">
            <text:p>100,0%</text:p>
          </table:table-cell>
          <table:table-cell office:value-type="float" office:value="289778" table:style-name="ce46">
            <text:p>289.778</text:p>
          </table:table-cell>
          <table:table-cell office:value-type="percentage" office:value="0.94243490591196766" table:style-name="ce47">
            <text:p>94,2%</text:p>
          </table:table-cell>
          <table:table-cell office:value-type="float" office:value="291216" table:style-name="ce46">
            <text:p>291.216</text:p>
          </table:table-cell>
          <table:table-cell office:value-type="percentage" office:value="0.88085782126707102" table:style-name="ce47">
            <text:p>88,1%</text:p>
          </table:table-cell>
          <table:table-cell office:value-type="float" office:value="210737" table:style-name="ce46">
            <text:p>210.737</text:p>
          </table:table-cell>
          <table:table-cell office:value-type="percentage" office:value="0.79253932854709086" table:style-name="ce47">
            <text:p>79,3%</text:p>
          </table:table-cell>
          <table:table-cell office:value-type="float" office:value="179004" table:style-name="ce46">
            <text:p>179.004</text:p>
          </table:table-cell>
          <table:table-cell office:value-type="percentage" office:value="0.82078417526789527" table:style-name="ce47">
            <text:p>82,1%</text:p>
          </table:table-cell>
          <table:table-cell office:value-type="float" office:value="156846" table:style-name="ce46">
            <text:p>156.846</text:p>
          </table:table-cell>
          <table:table-cell office:value-type="percentage" office:value="0.9015588715425471" table:style-name="ce47">
            <text:p>90,2%</text:p>
          </table:table-cell>
          <table:table-cell office:value-type="float" office:value="1652376" table:style-name="ce46">
            <text:p>1.652.37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35286468699414" table:style-name="ce47">
            <text:p>91,4%</text:p>
          </table:table-cell>
          <table:table-cell office:value-type="percentage" office:value="0.80792051323548897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614" table:style-name="ce46">
            <text:p>460.614</text:p>
          </table:table-cell>
          <table:table-cell office:value-type="percentage" office:value="1" table:style-name="ce47">
            <text:p>100,0%</text:p>
          </table:table-cell>
          <table:table-cell office:value-type="float" office:value="621398" table:style-name="ce46">
            <text:p>621.398</text:p>
          </table:table-cell>
          <table:table-cell office:value-type="percentage" office:value="0.97812974191395452" table:style-name="ce47">
            <text:p>97,8%</text:p>
          </table:table-cell>
          <table:table-cell office:value-type="float" office:value="808407" table:style-name="ce46">
            <text:p>808.407</text:p>
          </table:table-cell>
          <table:table-cell office:value-type="percentage" office:value="0.9651652849147071" table:style-name="ce47">
            <text:p>96,5%</text:p>
          </table:table-cell>
          <table:table-cell office:value-type="float" office:value="1041962" table:style-name="ce46">
            <text:p>1.041.962</text:p>
          </table:table-cell>
          <table:table-cell office:value-type="percentage" office:value="0.954369928007474" table:style-name="ce47">
            <text:p>95,4%</text:p>
          </table:table-cell>
          <table:table-cell office:value-type="float" office:value="1161168" table:style-name="ce46">
            <text:p>1.161.168</text:p>
          </table:table-cell>
          <table:table-cell office:value-type="percentage" office:value="0.88184058537844934" table:style-name="ce47">
            <text:p>88,2%</text:p>
          </table:table-cell>
          <table:table-cell office:value-type="float" office:value="825171" table:style-name="ce46">
            <text:p>825.171</text:p>
          </table:table-cell>
          <table:table-cell office:value-type="percentage" office:value="0.78990036873523428" table:style-name="ce47">
            <text:p>79,0%</text:p>
          </table:table-cell>
          <table:table-cell office:value-type="float" office:value="691282" table:style-name="ce46">
            <text:p>691.282</text:p>
          </table:table-cell>
          <table:table-cell office:value-type="percentage" office:value="0.82399947552551744" table:style-name="ce47">
            <text:p>82,4%</text:p>
          </table:table-cell>
          <table:table-cell office:value-type="float" office:value="587014" table:style-name="ce46">
            <text:p>587.014</text:p>
          </table:table-cell>
          <table:table-cell office:value-type="percentage" office:value="0.89461203414989499" table:style-name="ce47">
            <text:p>89,5%</text:p>
          </table:table-cell>
          <table:table-cell office:value-type="float" office:value="6197016" table:style-name="ce46">
            <text:p>6.197.016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90225556027930975" table:style-name="ce47">
            <text:p>90,2%</text:p>
          </table:table-cell>
          <table:table-cell office:value-type="percentage" office:value="0.79648258159941054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833" table:style-name="ce46">
            <text:p>297.833</text:p>
          </table:table-cell>
          <table:table-cell office:value-type="percentage" office:value="1" table:style-name="ce47">
            <text:p>100,0%</text:p>
          </table:table-cell>
          <table:table-cell office:value-type="float" office:value="435956" table:style-name="ce46">
            <text:p>435.956</text:p>
          </table:table-cell>
          <table:table-cell office:value-type="percentage" office:value="0.99564703034289337" table:style-name="ce47">
            <text:p>99,6%</text:p>
          </table:table-cell>
          <table:table-cell office:value-type="float" office:value="573813" table:style-name="ce46">
            <text:p>573.813</text:p>
          </table:table-cell>
          <table:table-cell office:value-type="percentage" office:value="0.98809253213208248" table:style-name="ce47">
            <text:p>98,8%</text:p>
          </table:table-cell>
          <table:table-cell office:value-type="float" office:value="720431" table:style-name="ce46">
            <text:p>720.431</text:p>
          </table:table-cell>
          <table:table-cell office:value-type="percentage" office:value="0.95759463217134944" table:style-name="ce47">
            <text:p>95,8%</text:p>
          </table:table-cell>
          <table:table-cell office:value-type="float" office:value="763655" table:style-name="ce46">
            <text:p>763.655</text:p>
          </table:table-cell>
          <table:table-cell office:value-type="percentage" office:value="0.89674232140424714" table:style-name="ce47">
            <text:p>89,7%</text:p>
          </table:table-cell>
          <table:table-cell office:value-type="float" office:value="526594" table:style-name="ce46">
            <text:p>526.594</text:p>
          </table:table-cell>
          <table:table-cell office:value-type="percentage" office:value="0.81169432716925705" table:style-name="ce47">
            <text:p>81,2%</text:p>
          </table:table-cell>
          <table:table-cell office:value-type="float" office:value="443569" table:style-name="ce46">
            <text:p>443.569</text:p>
          </table:table-cell>
          <table:table-cell office:value-type="percentage" office:value="0.85941998659242125" table:style-name="ce47">
            <text:p>85,9%</text:p>
          </table:table-cell>
          <table:table-cell office:value-type="float" office:value="389482" table:style-name="ce46">
            <text:p>389.482</text:p>
          </table:table-cell>
          <table:table-cell office:value-type="percentage" office:value="0.9174406580438178" table:style-name="ce47">
            <text:p>91,7%</text:p>
          </table:table-cell>
          <table:table-cell office:value-type="float" office:value="4151333" table:style-name="ce46">
            <text:p>4.151.33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489048022940612" table:style-name="ce47">
            <text:p>92,5%</text:p>
          </table:table-cell>
          <table:table-cell office:value-type="percentage" office:value="0.82085094712589768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77" table:style-name="ce46">
            <text:p>78.377</text:p>
          </table:table-cell>
          <table:table-cell office:value-type="percentage" office:value="1" table:style-name="ce47">
            <text:p>100,0%</text:p>
          </table:table-cell>
          <table:table-cell office:value-type="float" office:value="96110" table:style-name="ce46">
            <text:p>96.110</text:p>
          </table:table-cell>
          <table:table-cell office:value-type="percentage" office:value="1" table:style-name="ce47">
            <text:p>100,0%</text:p>
          </table:table-cell>
          <table:table-cell office:value-type="float" office:value="133325" table:style-name="ce46">
            <text:p>133.325</text:p>
          </table:table-cell>
          <table:table-cell office:value-type="percentage" office:value="1" table:style-name="ce47">
            <text:p>100,0%</text:p>
          </table:table-cell>
          <table:table-cell office:value-type="float" office:value="162161" table:style-name="ce46">
            <text:p>162.161</text:p>
          </table:table-cell>
          <table:table-cell office:value-type="percentage" office:value="0.95830772503782147" table:style-name="ce47">
            <text:p>95,8%</text:p>
          </table:table-cell>
          <table:table-cell office:value-type="float" office:value="147083" table:style-name="ce46">
            <text:p>147.083</text:p>
          </table:table-cell>
          <table:table-cell office:value-type="percentage" office:value="0.92218516057030353" table:style-name="ce47">
            <text:p>92,2%</text:p>
          </table:table-cell>
          <table:table-cell office:value-type="float" office:value="114408" table:style-name="ce46">
            <text:p>114.408</text:p>
          </table:table-cell>
          <table:table-cell office:value-type="percentage" office:value="0.85712359247522085" table:style-name="ce47">
            <text:p>85,7%</text:p>
          </table:table-cell>
          <table:table-cell office:value-type="float" office:value="95163" table:style-name="ce46">
            <text:p>95.163</text:p>
          </table:table-cell>
          <table:table-cell office:value-type="percentage" office:value="0.83977232615601838" table:style-name="ce47">
            <text:p>84,0%</text:p>
          </table:table-cell>
          <table:table-cell office:value-type="float" office:value="80013" table:style-name="ce46">
            <text:p>80.013</text:p>
          </table:table-cell>
          <table:table-cell office:value-type="percentage" office:value="0.94410619469026547" table:style-name="ce47">
            <text:p>94,4%</text:p>
          </table:table-cell>
          <table:table-cell office:value-type="float" office:value="906640" table:style-name="ce46">
            <text:p>906.64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5091757504690921" table:style-name="ce47">
            <text:p>95,1%</text:p>
          </table:table-cell>
          <table:table-cell office:value-type="percentage" office:value="0.85211567434564517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895" table:style-name="ce46">
            <text:p>242.895</text:p>
          </table:table-cell>
          <table:table-cell office:value-type="percentage" office:value="1" table:style-name="ce47">
            <text:p>100,0%</text:p>
          </table:table-cell>
          <table:table-cell office:value-type="float" office:value="292172" table:style-name="ce46">
            <text:p>292.172</text:p>
          </table:table-cell>
          <table:table-cell office:value-type="percentage" office:value="1" table:style-name="ce47">
            <text:p>100,0%</text:p>
          </table:table-cell>
          <table:table-cell office:value-type="float" office:value="347761" table:style-name="ce46">
            <text:p>347.761</text:p>
          </table:table-cell>
          <table:table-cell office:value-type="percentage" office:value="1" table:style-name="ce47">
            <text:p>100,0%</text:p>
          </table:table-cell>
          <table:table-cell office:value-type="float" office:value="393255" table:style-name="ce46">
            <text:p>393.255</text:p>
          </table:table-cell>
          <table:table-cell office:value-type="percentage" office:value="0.96887326337988955" table:style-name="ce47">
            <text:p>96,9%</text:p>
          </table:table-cell>
          <table:table-cell office:value-type="float" office:value="411675" table:style-name="ce46">
            <text:p>411.675</text:p>
          </table:table-cell>
          <table:table-cell office:value-type="percentage" office:value="0.92882557460048143" table:style-name="ce47">
            <text:p>92,9%</text:p>
          </table:table-cell>
          <table:table-cell office:value-type="float" office:value="267975" table:style-name="ce46">
            <text:p>267.975</text:p>
          </table:table-cell>
          <table:table-cell office:value-type="percentage" office:value="0.82859731361005295" table:style-name="ce47">
            <text:p>82,9%</text:p>
          </table:table-cell>
          <table:table-cell office:value-type="float" office:value="203497" table:style-name="ce46">
            <text:p>203.497</text:p>
          </table:table-cell>
          <table:table-cell office:value-type="percentage" office:value="0.88101185811820015" table:style-name="ce47">
            <text:p>88,1%</text:p>
          </table:table-cell>
          <table:table-cell office:value-type="float" office:value="175698" table:style-name="ce46">
            <text:p>175.698</text:p>
          </table:table-cell>
          <table:table-cell office:value-type="percentage" office:value="0.97606204203169877" table:style-name="ce47">
            <text:p>97,6%</text:p>
          </table:table-cell>
          <table:table-cell office:value-type="float" office:value="2334928" table:style-name="ce46">
            <text:p>2.334.92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5128574204816707" table:style-name="ce47">
            <text:p>95,1%</text:p>
          </table:table-cell>
          <table:table-cell office:value-type="percentage" office:value="0.8642059294127401" table:style-name="ce47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21" table:style-name="ce46">
            <text:p>2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30" table:style-name="ce46">
            <text:p>28.730</text:p>
          </table:table-cell>
          <table:table-cell office:value-type="percentage" office:value="1" table:style-name="ce47">
            <text:p>100,0%</text:p>
          </table:table-cell>
          <table:table-cell office:value-type="float" office:value="38291" table:style-name="ce46">
            <text:p>38.291</text:p>
          </table:table-cell>
          <table:table-cell office:value-type="percentage" office:value="1" table:style-name="ce47">
            <text:p>100,0%</text:p>
          </table:table-cell>
          <table:table-cell office:value-type="float" office:value="45738" table:style-name="ce46">
            <text:p>45.738</text:p>
          </table:table-cell>
          <table:table-cell office:value-type="percentage" office:value="0.9595921450151057" table:style-name="ce47">
            <text:p>96,0%</text:p>
          </table:table-cell>
          <table:table-cell office:value-type="float" office:value="48150" table:style-name="ce46">
            <text:p>48.150</text:p>
          </table:table-cell>
          <table:table-cell office:value-type="percentage" office:value="0.90939996600373962" table:style-name="ce47">
            <text:p>90,9%</text:p>
          </table:table-cell>
          <table:table-cell office:value-type="float" office:value="32135" table:style-name="ce46">
            <text:p>32.135</text:p>
          </table:table-cell>
          <table:table-cell office:value-type="percentage" office:value="0.81728935120425239" table:style-name="ce47">
            <text:p>81,7%</text:p>
          </table:table-cell>
          <table:table-cell office:value-type="float" office:value="25340" table:style-name="ce46">
            <text:p>25.340</text:p>
          </table:table-cell>
          <table:table-cell office:value-type="percentage" office:value="0.83196532930592948" table:style-name="ce47">
            <text:p>83,2%</text:p>
          </table:table-cell>
          <table:table-cell office:value-type="float" office:value="23808" table:style-name="ce46">
            <text:p>23.808</text:p>
          </table:table-cell>
          <table:table-cell office:value-type="percentage" office:value="0.93247689174369419" table:style-name="ce47">
            <text:p>93,2%</text:p>
          </table:table-cell>
          <table:table-cell office:value-type="float" office:value="265613" table:style-name="ce46">
            <text:p>265.61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535584744867417" table:style-name="ce47">
            <text:p>93,5%</text:p>
          </table:table-cell>
          <table:table-cell office:value-type="percentage" office:value="0.83026375838506594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415" table:style-name="ce46">
            <text:p>375.415</text:p>
          </table:table-cell>
          <table:table-cell office:value-type="percentage" office:value="1" table:style-name="ce47">
            <text:p>100,0%</text:p>
          </table:table-cell>
          <table:table-cell office:value-type="float" office:value="513253" table:style-name="ce46">
            <text:p>513.253</text:p>
          </table:table-cell>
          <table:table-cell office:value-type="percentage" office:value="0.97561592226292149" table:style-name="ce47">
            <text:p>97,6%</text:p>
          </table:table-cell>
          <table:table-cell office:value-type="float" office:value="694223" table:style-name="ce46">
            <text:p>694.223</text:p>
          </table:table-cell>
          <table:table-cell office:value-type="percentage" office:value="0.98706142128154495" table:style-name="ce47">
            <text:p>98,7%</text:p>
          </table:table-cell>
          <table:table-cell office:value-type="float" office:value="950712" table:style-name="ce46">
            <text:p>950.712</text:p>
          </table:table-cell>
          <table:table-cell office:value-type="percentage" office:value="0.97731148673445156" table:style-name="ce47">
            <text:p>97,7%</text:p>
          </table:table-cell>
          <table:table-cell office:value-type="float" office:value="1052039" table:style-name="ce46">
            <text:p>1.052.039</text:p>
          </table:table-cell>
          <table:table-cell office:value-type="percentage" office:value="0.90228573437932846" table:style-name="ce47">
            <text:p>90,2%</text:p>
          </table:table-cell>
          <table:table-cell office:value-type="float" office:value="778318" table:style-name="ce46">
            <text:p>778.318</text:p>
          </table:table-cell>
          <table:table-cell office:value-type="percentage" office:value="0.81959268775535987" table:style-name="ce47">
            <text:p>82,0%</text:p>
          </table:table-cell>
          <table:table-cell office:value-type="float" office:value="633089" table:style-name="ce46">
            <text:p>633.089</text:p>
          </table:table-cell>
          <table:table-cell office:value-type="percentage" office:value="0.85267382740159603" table:style-name="ce47">
            <text:p>85,3%</text:p>
          </table:table-cell>
          <table:table-cell office:value-type="float" office:value="488208" table:style-name="ce46">
            <text:p>488.208</text:p>
          </table:table-cell>
          <table:table-cell office:value-type="percentage" office:value="0.88197101574948245" table:style-name="ce47">
            <text:p>88,2%</text:p>
          </table:table-cell>
          <table:table-cell office:value-type="float" office:value="5485257" table:style-name="ce46">
            <text:p>5.485.25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1758360785669035" table:style-name="ce47">
            <text:p>91,8%</text:p>
          </table:table-cell>
          <table:table-cell office:value-type="percentage" office:value="0.80904832056222753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18" table:style-name="ce46">
            <text:p>74.218</text:p>
          </table:table-cell>
          <table:table-cell office:value-type="percentage" office:value="1" table:style-name="ce47">
            <text:p>100,0%</text:p>
          </table:table-cell>
          <table:table-cell office:value-type="float" office:value="103887" table:style-name="ce46">
            <text:p>103.887</text:p>
          </table:table-cell>
          <table:table-cell office:value-type="percentage" office:value="1" table:style-name="ce47">
            <text:p>100,0%</text:p>
          </table:table-cell>
          <table:table-cell office:value-type="float" office:value="149714" table:style-name="ce46">
            <text:p>149.714</text:p>
          </table:table-cell>
          <table:table-cell office:value-type="percentage" office:value="1" table:style-name="ce47">
            <text:p>100,0%</text:p>
          </table:table-cell>
          <table:table-cell office:value-type="float" office:value="209580" table:style-name="ce46">
            <text:p>209.580</text:p>
          </table:table-cell>
          <table:table-cell office:value-type="percentage" office:value="0.98276250140675991" table:style-name="ce47">
            <text:p>98,3%</text:p>
          </table:table-cell>
          <table:table-cell office:value-type="float" office:value="235984" table:style-name="ce46">
            <text:p>235.984</text:p>
          </table:table-cell>
          <table:table-cell office:value-type="percentage" office:value="0.92849695267098686" table:style-name="ce47">
            <text:p>92,8%</text:p>
          </table:table-cell>
          <table:table-cell office:value-type="float" office:value="173716" table:style-name="ce46">
            <text:p>173.716</text:p>
          </table:table-cell>
          <table:table-cell office:value-type="percentage" office:value="0.83116510289325995" table:style-name="ce47">
            <text:p>83,1%</text:p>
          </table:table-cell>
          <table:table-cell office:value-type="float" office:value="149102" table:style-name="ce46">
            <text:p>149.102</text:p>
          </table:table-cell>
          <table:table-cell office:value-type="percentage" office:value="0.86562398402303653" table:style-name="ce47">
            <text:p>86,6%</text:p>
          </table:table-cell>
          <table:table-cell office:value-type="float" office:value="129112" table:style-name="ce46">
            <text:p>129.112</text:p>
          </table:table-cell>
          <table:table-cell office:value-type="percentage" office:value="0.90991867168449692" table:style-name="ce47">
            <text:p>91,0%</text:p>
          </table:table-cell>
          <table:table-cell office:value-type="float" office:value="1225313" table:style-name="ce46">
            <text:p>1.225.31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525562593835609" table:style-name="ce47">
            <text:p>93,5%</text:p>
          </table:table-cell>
          <table:table-cell office:value-type="percentage" office:value="0.81079383901152091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7" table:style-name="ce46">
            <text:p>42.567</text:p>
          </table:table-cell>
          <table:table-cell office:value-type="percentage" office:value="1" table:style-name="ce47">
            <text:p>100,0%</text:p>
          </table:table-cell>
          <table:table-cell office:value-type="float" office:value="55985" table:style-name="ce46">
            <text:p>55.985</text:p>
          </table:table-cell>
          <table:table-cell office:value-type="percentage" office:value="1" table:style-name="ce47">
            <text:p>100,0%</text:p>
          </table:table-cell>
          <table:table-cell office:value-type="float" office:value="72585" table:style-name="ce46">
            <text:p>72.585</text:p>
          </table:table-cell>
          <table:table-cell office:value-type="percentage" office:value="0.98295054439087803" table:style-name="ce47">
            <text:p>98,3%</text:p>
          </table:table-cell>
          <table:table-cell office:value-type="float" office:value="92444" table:style-name="ce46">
            <text:p>92.444</text:p>
          </table:table-cell>
          <table:table-cell office:value-type="percentage" office:value="0.95604691087347715" table:style-name="ce47">
            <text:p>95,6%</text:p>
          </table:table-cell>
          <table:table-cell office:value-type="float" office:value="96407" table:style-name="ce46">
            <text:p>96.407</text:p>
          </table:table-cell>
          <table:table-cell office:value-type="percentage" office:value="0.89264087702079586" table:style-name="ce47">
            <text:p>89,3%</text:p>
          </table:table-cell>
          <table:table-cell office:value-type="float" office:value="65712" table:style-name="ce46">
            <text:p>65.712</text:p>
          </table:table-cell>
          <table:table-cell office:value-type="percentage" office:value="0.80785827565434409" table:style-name="ce47">
            <text:p>80,8%</text:p>
          </table:table-cell>
          <table:table-cell office:value-type="float" office:value="59554" table:style-name="ce46">
            <text:p>59.554</text:p>
          </table:table-cell>
          <table:table-cell office:value-type="percentage" office:value="0.87416149250664199" table:style-name="ce47">
            <text:p>87,4%</text:p>
          </table:table-cell>
          <table:table-cell office:value-type="float" office:value="52187" table:style-name="ce46">
            <text:p>52.187</text:p>
          </table:table-cell>
          <table:table-cell office:value-type="percentage" office:value="0.92549833297864792" table:style-name="ce47">
            <text:p>92,5%</text:p>
          </table:table-cell>
          <table:table-cell office:value-type="float" office:value="537441" table:style-name="ce46">
            <text:p>537.441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446426789873293" table:style-name="ce47">
            <text:p>92,4%</text:p>
          </table:table-cell>
          <table:table-cell office:value-type="percentage" office:value="0.81283036674395071" table:style-name="ce47">
            <text:p>81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595" table:style-name="ce46">
            <text:p>164.595</text:p>
          </table:table-cell>
          <table:table-cell office:value-type="percentage" office:value="1" table:style-name="ce47">
            <text:p>100,0%</text:p>
          </table:table-cell>
          <table:table-cell office:value-type="float" office:value="214282" table:style-name="ce46">
            <text:p>214.282</text:p>
          </table:table-cell>
          <table:table-cell office:value-type="percentage" office:value="1" table:style-name="ce47">
            <text:p>100,0%</text:p>
          </table:table-cell>
          <table:table-cell office:value-type="float" office:value="279978" table:style-name="ce46">
            <text:p>279.978</text:p>
          </table:table-cell>
          <table:table-cell office:value-type="percentage" office:value="0.99949664249836678" table:style-name="ce47">
            <text:p>99,9%</text:p>
          </table:table-cell>
          <table:table-cell office:value-type="float" office:value="326661" table:style-name="ce46">
            <text:p>326.661</text:p>
          </table:table-cell>
          <table:table-cell office:value-type="percentage" office:value="0.96083264456124973" table:style-name="ce47">
            <text:p>96,1%</text:p>
          </table:table-cell>
          <table:table-cell office:value-type="float" office:value="325670" table:style-name="ce46">
            <text:p>325.670</text:p>
          </table:table-cell>
          <table:table-cell office:value-type="percentage" office:value="0.89931047432849254" table:style-name="ce47">
            <text:p>89,9%</text:p>
          </table:table-cell>
          <table:table-cell office:value-type="float" office:value="210721" table:style-name="ce46">
            <text:p>210.721</text:p>
          </table:table-cell>
          <table:table-cell office:value-type="percentage" office:value="0.80877628644791844" table:style-name="ce47">
            <text:p>80,9%</text:p>
          </table:table-cell>
          <table:table-cell office:value-type="float" office:value="173880" table:style-name="ce46">
            <text:p>173.880</text:p>
          </table:table-cell>
          <table:table-cell office:value-type="percentage" office:value="0.86278245854297542" table:style-name="ce47">
            <text:p>86,3%</text:p>
          </table:table-cell>
          <table:table-cell office:value-type="float" office:value="157295" table:style-name="ce46">
            <text:p>157.295</text:p>
          </table:table-cell>
          <table:table-cell office:value-type="percentage" office:value="0.93291460564867201" table:style-name="ce47">
            <text:p>93,3%</text:p>
          </table:table-cell>
          <table:table-cell office:value-type="float" office:value="1853082" table:style-name="ce46">
            <text:p>1.853.08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3403993965552434" table:style-name="ce47">
            <text:p>93,4%</text:p>
          </table:table-cell>
          <table:table-cell office:value-type="percentage" office:value="0.83453216026631794" table:style-name="ce47">
            <text:p>8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6" table:style-name="ce46">
            <text:p>2.416</text:p>
          </table:table-cell>
          <table:table-cell office:value-type="percentage" office:value="0.92744721689059506" table:style-name="ce47">
            <text:p>92,7%</text:p>
          </table:table-cell>
          <table:table-cell office:value-type="float" office:value="3911" table:style-name="ce46">
            <text:p>3.911</text:p>
          </table:table-cell>
          <table:table-cell office:value-type="percentage" office:value="0.90574339972209361" table:style-name="ce47">
            <text:p>90,6%</text:p>
          </table:table-cell>
          <table:table-cell office:value-type="float" office:value="7712" table:style-name="ce46">
            <text:p>7.712</text:p>
          </table:table-cell>
          <table:table-cell office:value-type="percentage" office:value="0.98154511900216368" table:style-name="ce47">
            <text:p>98,2%</text:p>
          </table:table-cell>
          <table:table-cell office:value-type="float" office:value="10682" table:style-name="ce46">
            <text:p>10.682</text:p>
          </table:table-cell>
          <table:table-cell office:value-type="percentage" office:value="0.92436829352717198" table:style-name="ce47">
            <text:p>92,4%</text:p>
          </table:table-cell>
          <table:table-cell office:value-type="float" office:value="11297" table:style-name="ce46">
            <text:p>11.297</text:p>
          </table:table-cell>
          <table:table-cell office:value-type="percentage" office:value="0.89360860623319094" table:style-name="ce47">
            <text:p>89,4%</text:p>
          </table:table-cell>
          <table:table-cell office:value-type="float" office:value="9489" table:style-name="ce46">
            <text:p>9.489</text:p>
          </table:table-cell>
          <table:table-cell office:value-type="percentage" office:value="0.79779720867664372" table:style-name="ce47">
            <text:p>79,8%</text:p>
          </table:table-cell>
          <table:table-cell office:value-type="float" office:value="9574" table:style-name="ce46">
            <text:p>9.574</text:p>
          </table:table-cell>
          <table:table-cell office:value-type="percentage" office:value="0.87298258411598428" table:style-name="ce47">
            <text:p>87,3%</text:p>
          </table:table-cell>
          <table:table-cell office:value-type="float" office:value="9140" table:style-name="ce46">
            <text:p>9.140</text:p>
          </table:table-cell>
          <table:table-cell office:value-type="percentage" office:value="1.0015340784571554" table:style-name="ce47">
            <text:p>100,2%</text:p>
          </table:table-cell>
          <table:table-cell office:value-type="float" office:value="64221" table:style-name="ce46">
            <text:p>64.22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496723737053475" table:style-name="ce47">
            <text:p>90,5%</text:p>
          </table:table-cell>
          <table:table-cell office:value-type="percentage" office:value="0.76270159853685182" table:style-name="ce47">
            <text:p>76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7" table:style-name="ce46">
            <text:p>2.097</text:p>
          </table:table-cell>
          <table:table-cell office:value-type="percentage" office:value="0.89272030651340994" table:style-name="ce47">
            <text:p>89,3%</text:p>
          </table:table-cell>
          <table:table-cell office:value-type="float" office:value="3428" table:style-name="ce46">
            <text:p>3.428</text:p>
          </table:table-cell>
          <table:table-cell office:value-type="percentage" office:value="0.91462113127001066" table:style-name="ce47">
            <text:p>91,5%</text:p>
          </table:table-cell>
          <table:table-cell office:value-type="float" office:value="7500" table:style-name="ce46">
            <text:p>7.500</text:p>
          </table:table-cell>
          <table:table-cell office:value-type="percentage" office:value="0.95822154082023769" table:style-name="ce47">
            <text:p>95,8%</text:p>
          </table:table-cell>
          <table:table-cell office:value-type="float" office:value="10148" table:style-name="ce46">
            <text:p>10.148</text:p>
          </table:table-cell>
          <table:table-cell office:value-type="percentage" office:value="0.89813257810425706" table:style-name="ce47">
            <text:p>89,8%</text:p>
          </table:table-cell>
          <table:table-cell office:value-type="float" office:value="10636" table:style-name="ce46">
            <text:p>10.636</text:p>
          </table:table-cell>
          <table:table-cell office:value-type="percentage" office:value="0.88618563572737874" table:style-name="ce47">
            <text:p>88,6%</text:p>
          </table:table-cell>
          <table:table-cell office:value-type="float" office:value="9224" table:style-name="ce46">
            <text:p>9.224</text:p>
          </table:table-cell>
          <table:table-cell office:value-type="percentage" office:value="0.76024066595236128" table:style-name="ce47">
            <text:p>76,0%</text:p>
          </table:table-cell>
          <table:table-cell office:value-type="float" office:value="9566" table:style-name="ce46">
            <text:p>9.566</text:p>
          </table:table-cell>
          <table:table-cell office:value-type="percentage" office:value="0.79749895789912462" table:style-name="ce47">
            <text:p>79,7%</text:p>
          </table:table-cell>
          <table:table-cell office:value-type="float" office:value="8626" table:style-name="ce46">
            <text:p>8.626</text:p>
          </table:table-cell>
          <table:table-cell office:value-type="percentage" office:value="0.90098182577814911" table:style-name="ce47">
            <text:p>90,1%</text:p>
          </table:table-cell>
          <table:table-cell office:value-type="float" office:value="61225" table:style-name="ce46">
            <text:p>61.22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321147094900386" table:style-name="ce47">
            <text:p>86,3%</text:p>
          </table:table-cell>
          <table:table-cell office:value-type="percentage" office:value="0.70312141118103721" table:style-name="ce47">
            <text:p>7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6" table:style-name="ce46">
            <text:p>3.696</text:p>
          </table:table-cell>
          <table:table-cell office:value-type="string" table:style-name="ce47">
            <text:p>-</text:p>
          </table:table-cell>
          <table:table-cell office:value-type="float" office:value="9699" table:style-name="ce46">
            <text:p>9.699</text:p>
          </table:table-cell>
          <table:table-cell office:value-type="string" table:style-name="ce47">
            <text:p>-</text:p>
          </table:table-cell>
          <table:table-cell office:value-type="float" office:value="22743" table:style-name="ce46">
            <text:p>22.743</text:p>
          </table:table-cell>
          <table:table-cell office:value-type="string" table:style-name="ce47">
            <text:p>-</text:p>
          </table:table-cell>
          <table:table-cell office:value-type="float" office:value="32889" table:style-name="ce46">
            <text:p>32.889</text:p>
          </table:table-cell>
          <table:table-cell office:value-type="string" table:style-name="ce47">
            <text:p>-</text:p>
          </table:table-cell>
          <table:table-cell office:value-type="float" office:value="25049" table:style-name="ce46">
            <text:p>25.049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355" table:style-name="ce46">
            <text:p>95.35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1" table:style-name="ce49">
            <text:p>311</text:p>
          </table:table-cell>
          <table:table-cell office:value-type="string" table:style-name="ce50">
            <text:p>-</text:p>
          </table:table-cell>
          <table:table-cell office:value-type="float" office:value="901" table:style-name="ce49">
            <text:p>901</text:p>
          </table:table-cell>
          <table:table-cell office:value-type="string" table:style-name="ce50">
            <text:p>-</text:p>
          </table:table-cell>
          <table:table-cell office:value-type="float" office:value="1888" table:style-name="ce49">
            <text:p>1.888</text:p>
          </table:table-cell>
          <table:table-cell office:value-type="string" table:style-name="ce50">
            <text:p>-</text:p>
          </table:table-cell>
          <table:table-cell office:value-type="float" office:value="2341" table:style-name="ce49">
            <text:p>2.341</text:p>
          </table:table-cell>
          <table:table-cell office:value-type="string" table:style-name="ce50">
            <text:p>-</text:p>
          </table:table-cell>
          <table:table-cell office:value-type="float" office:value="2068" table:style-name="ce49">
            <text:p>2.068</text:p>
          </table:table-cell>
          <table:table-cell office:value-type="string" table:style-name="ce50">
            <text:p>-</text:p>
          </table:table-cell>
          <table:table-cell office:value-type="float" office:value="264" table:style-name="ce49">
            <text:p>264</text:p>
          </table:table-cell>
          <table:table-cell office:value-type="string" table:style-name="ce50">
            <text:p>-</text:p>
          </table:table-cell>
          <table:table-cell office:value-type="float" office:value="7858" table:style-name="ce49">
            <text:p>7.85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8300" table:style-name="ce53">
            <text:p>2.948.300</text:p>
          </table:table-cell>
          <table:table-cell office:value-type="percentage" office:value="1" table:style-name="ce54">
            <text:p>100,0%</text:p>
          </table:table-cell>
          <table:table-cell office:value-type="float" office:value="3962742" table:style-name="ce53">
            <text:p>3.962.742</text:p>
          </table:table-cell>
          <table:table-cell office:value-type="percentage" office:value="1.0006810528668235" table:style-name="ce54">
            <text:p>100,1%</text:p>
          </table:table-cell>
          <table:table-cell office:value-type="float" office:value="5324980" table:style-name="ce53">
            <text:p>5.324.980</text:p>
          </table:table-cell>
          <table:table-cell office:value-type="percentage" office:value="0.99775041568405842" table:style-name="ce54">
            <text:p>99,8%</text:p>
          </table:table-cell>
          <table:table-cell office:value-type="float" office:value="6751923" table:style-name="ce53">
            <text:p>6.751.923</text:p>
          </table:table-cell>
          <table:table-cell office:value-type="percentage" office:value="0.95999278291034118" table:style-name="ce54">
            <text:p>96,0%</text:p>
          </table:table-cell>
          <table:table-cell office:value-type="float" office:value="7104302" table:style-name="ce53">
            <text:p>7.104.302</text:p>
          </table:table-cell>
          <table:table-cell office:value-type="percentage" office:value="0.90022031905016597" table:style-name="ce54">
            <text:p>90,0%</text:p>
          </table:table-cell>
          <table:table-cell office:value-type="float" office:value="5087364" table:style-name="ce53">
            <text:p>5.087.364</text:p>
          </table:table-cell>
          <table:table-cell office:value-type="percentage" office:value="0.81653851283777312" table:style-name="ce54">
            <text:p>81,7%</text:p>
          </table:table-cell>
          <table:table-cell office:value-type="float" office:value="4202773" table:style-name="ce53">
            <text:p>4.202.773</text:p>
          </table:table-cell>
          <table:table-cell office:value-type="percentage" office:value="0.84996541709811024" table:style-name="ce54">
            <text:p>85,0%</text:p>
          </table:table-cell>
          <table:table-cell office:value-type="float" office:value="3559037" table:style-name="ce53">
            <text:p>3.559.037</text:p>
          </table:table-cell>
          <table:table-cell office:value-type="percentage" office:value="0.91522869164545551" table:style-name="ce54">
            <text:p>91,5%</text:p>
          </table:table-cell>
          <table:table-cell office:value-type="float" office:value="38941421" table:style-name="ce53">
            <text:p>38.941.421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2453895881386217" table:style-name="ce54">
            <text:p>92,5%</text:p>
          </table:table-cell>
          <table:table-cell office:value-type="percentage" office:value="0.8206695167067275" table:style-name="ce54">
            <text:p>82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104" table:style-name="ce43">
            <text:p>430.104</text:p>
          </table:table-cell>
          <table:table-cell office:value-type="percentage" office:value="1" table:style-name="ce44">
            <text:p>100,0%</text:p>
          </table:table-cell>
          <table:table-cell office:value-type="float" office:value="651881" table:style-name="ce43">
            <text:p>651.881</text:p>
          </table:table-cell>
          <table:table-cell office:value-type="percentage" office:value="1" table:style-name="ce44">
            <text:p>100,0%</text:p>
          </table:table-cell>
          <table:table-cell office:value-type="float" office:value="928225" table:style-name="ce43">
            <text:p>928.225</text:p>
          </table:table-cell>
          <table:table-cell office:value-type="percentage" office:value="1.0131834738311647" table:style-name="ce44">
            <text:p>101,3%</text:p>
          </table:table-cell>
          <table:table-cell office:value-type="float" office:value="1215408" table:style-name="ce43">
            <text:p>1.215.408</text:p>
          </table:table-cell>
          <table:table-cell office:value-type="percentage" office:value="0.96078088822240892" table:style-name="ce44">
            <text:p>96,1%</text:p>
          </table:table-cell>
          <table:table-cell office:value-type="float" office:value="1254603" table:style-name="ce43">
            <text:p>1.254.603</text:p>
          </table:table-cell>
          <table:table-cell office:value-type="percentage" office:value="0.90577598666968928" table:style-name="ce44">
            <text:p>90,6%</text:p>
          </table:table-cell>
          <table:table-cell office:value-type="float" office:value="934020" table:style-name="ce43">
            <text:p>934.020</text:p>
          </table:table-cell>
          <table:table-cell office:value-type="percentage" office:value="0.81915986167545296" table:style-name="ce44">
            <text:p>81,9%</text:p>
          </table:table-cell>
          <table:table-cell office:value-type="float" office:value="773132" table:style-name="ce43">
            <text:p>773.132</text:p>
          </table:table-cell>
          <table:table-cell office:value-type="percentage" office:value="0.83251352468901829" table:style-name="ce44">
            <text:p>83,3%</text:p>
          </table:table-cell>
          <table:table-cell office:value-type="float" office:value="680880" table:style-name="ce43">
            <text:p>680.880</text:p>
          </table:table-cell>
          <table:table-cell office:value-type="percentage" office:value="0.90433479832170505" table:style-name="ce44">
            <text:p>90,4%</text:p>
          </table:table-cell>
          <table:table-cell office:value-type="float" office:value="6868253" table:style-name="ce43">
            <text:p>6.868.253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166881933983946" table:style-name="ce44">
            <text:p>92,2%</text:p>
          </table:table-cell>
          <table:table-cell office:value-type="percentage" office:value="0.81142716250427815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21" table:style-name="ce46">
            <text:p>100.421</text:p>
          </table:table-cell>
          <table:table-cell office:value-type="percentage" office:value="1" table:style-name="ce47">
            <text:p>100,0%</text:p>
          </table:table-cell>
          <table:table-cell office:value-type="float" office:value="119026" table:style-name="ce46">
            <text:p>119.026</text:p>
          </table:table-cell>
          <table:table-cell office:value-type="percentage" office:value="1" table:style-name="ce47">
            <text:p>100,0%</text:p>
          </table:table-cell>
          <table:table-cell office:value-type="float" office:value="153928" table:style-name="ce46">
            <text:p>153.928</text:p>
          </table:table-cell>
          <table:table-cell office:value-type="percentage" office:value="0.98440207972270366" table:style-name="ce47">
            <text:p>98,4%</text:p>
          </table:table-cell>
          <table:table-cell office:value-type="float" office:value="185835" table:style-name="ce46">
            <text:p>185.835</text:p>
          </table:table-cell>
          <table:table-cell office:value-type="percentage" office:value="0.93730140316544441" table:style-name="ce47">
            <text:p>93,7%</text:p>
          </table:table-cell>
          <table:table-cell office:value-type="float" office:value="188451" table:style-name="ce46">
            <text:p>188.451</text:p>
          </table:table-cell>
          <table:table-cell office:value-type="percentage" office:value="0.87674871942794141" table:style-name="ce47">
            <text:p>87,7%</text:p>
          </table:table-cell>
          <table:table-cell office:value-type="float" office:value="126793" table:style-name="ce46">
            <text:p>126.793</text:p>
          </table:table-cell>
          <table:table-cell office:value-type="percentage" office:value="0.77178213603106782" table:style-name="ce47">
            <text:p>77,2%</text:p>
          </table:table-cell>
          <table:table-cell office:value-type="float" office:value="105081" table:style-name="ce46">
            <text:p>105.081</text:p>
          </table:table-cell>
          <table:table-cell office:value-type="percentage" office:value="0.8058297098948628" table:style-name="ce47">
            <text:p>80,6%</text:p>
          </table:table-cell>
          <table:table-cell office:value-type="float" office:value="89022" table:style-name="ce46">
            <text:p>89.022</text:p>
          </table:table-cell>
          <table:table-cell office:value-type="percentage" office:value="0.8633775907049821" table:style-name="ce47">
            <text:p>86,3%</text:p>
          </table:table-cell>
          <table:table-cell office:value-type="float" office:value="1068557" table:style-name="ce46">
            <text:p>1.068.55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163390806440458" table:style-name="ce47">
            <text:p>90,2%</text:p>
          </table:table-cell>
          <table:table-cell office:value-type="percentage" office:value="0.80379436900054235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94" table:style-name="ce46">
            <text:p>88.294</text:p>
          </table:table-cell>
          <table:table-cell office:value-type="percentage" office:value="1" table:style-name="ce47">
            <text:p>100,0%</text:p>
          </table:table-cell>
          <table:table-cell office:value-type="float" office:value="114078" table:style-name="ce46">
            <text:p>114.078</text:p>
          </table:table-cell>
          <table:table-cell office:value-type="percentage" office:value="1" table:style-name="ce47">
            <text:p>100,0%</text:p>
          </table:table-cell>
          <table:table-cell office:value-type="float" office:value="147798" table:style-name="ce46">
            <text:p>147.798</text:p>
          </table:table-cell>
          <table:table-cell office:value-type="percentage" office:value="0.98761125811883566" table:style-name="ce47">
            <text:p>98,8%</text:p>
          </table:table-cell>
          <table:table-cell office:value-type="float" office:value="152940" table:style-name="ce46">
            <text:p>152.940</text:p>
          </table:table-cell>
          <table:table-cell office:value-type="percentage" office:value="0.940330166927972" table:style-name="ce47">
            <text:p>94,0%</text:p>
          </table:table-cell>
          <table:table-cell office:value-type="float" office:value="150670" table:style-name="ce46">
            <text:p>150.670</text:p>
          </table:table-cell>
          <table:table-cell office:value-type="percentage" office:value="0.90225338786655729" table:style-name="ce47">
            <text:p>90,2%</text:p>
          </table:table-cell>
          <table:table-cell office:value-type="float" office:value="90587" table:style-name="ce46">
            <text:p>90.587</text:p>
          </table:table-cell>
          <table:table-cell office:value-type="percentage" office:value="0.79149155533809223" table:style-name="ce47">
            <text:p>79,1%</text:p>
          </table:table-cell>
          <table:table-cell office:value-type="float" office:value="66195" table:style-name="ce46">
            <text:p>66.195</text:p>
          </table:table-cell>
          <table:table-cell office:value-type="percentage" office:value="0.83673572575242383" table:style-name="ce47">
            <text:p>83,7%</text:p>
          </table:table-cell>
          <table:table-cell office:value-type="float" office:value="60329" table:style-name="ce46">
            <text:p>60.329</text:p>
          </table:table-cell>
          <table:table-cell office:value-type="percentage" office:value="0.94264062500000001" table:style-name="ce47">
            <text:p>94,3%</text:p>
          </table:table-cell>
          <table:table-cell office:value-type="float" office:value="870891" table:style-name="ce46">
            <text:p>870.89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250436061919184" table:style-name="ce47">
            <text:p>93,3%</text:p>
          </table:table-cell>
          <table:table-cell office:value-type="percentage" office:value="0.85483380186575364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20" table:style-name="ce46">
            <text:p>51.220</text:p>
          </table:table-cell>
          <table:table-cell office:value-type="percentage" office:value="1" table:style-name="ce47">
            <text:p>100,0%</text:p>
          </table:table-cell>
          <table:table-cell office:value-type="float" office:value="79346" table:style-name="ce46">
            <text:p>79.346</text:p>
          </table:table-cell>
          <table:table-cell office:value-type="percentage" office:value="0.98546872671270302" table:style-name="ce47">
            <text:p>98,5%</text:p>
          </table:table-cell>
          <table:table-cell office:value-type="float" office:value="111004" table:style-name="ce46">
            <text:p>111.004</text:p>
          </table:table-cell>
          <table:table-cell office:value-type="percentage" office:value="0.9468826504934702" table:style-name="ce47">
            <text:p>94,7%</text:p>
          </table:table-cell>
          <table:table-cell office:value-type="float" office:value="151364" table:style-name="ce46">
            <text:p>151.364</text:p>
          </table:table-cell>
          <table:table-cell office:value-type="percentage" office:value="0.91294776141908474" table:style-name="ce47">
            <text:p>91,3%</text:p>
          </table:table-cell>
          <table:table-cell office:value-type="float" office:value="170332" table:style-name="ce46">
            <text:p>170.332</text:p>
          </table:table-cell>
          <table:table-cell office:value-type="percentage" office:value="0.8261645616281551" table:style-name="ce47">
            <text:p>82,6%</text:p>
          </table:table-cell>
          <table:table-cell office:value-type="float" office:value="130400" table:style-name="ce46">
            <text:p>130.400</text:p>
          </table:table-cell>
          <table:table-cell office:value-type="percentage" office:value="0.71574810496907026" table:style-name="ce47">
            <text:p>71,6%</text:p>
          </table:table-cell>
          <table:table-cell office:value-type="float" office:value="100189" table:style-name="ce46">
            <text:p>100.189</text:p>
          </table:table-cell>
          <table:table-cell office:value-type="percentage" office:value="0.72631250815560167" table:style-name="ce47">
            <text:p>72,6%</text:p>
          </table:table-cell>
          <table:table-cell office:value-type="float" office:value="77724" table:style-name="ce46">
            <text:p>77.724</text:p>
          </table:table-cell>
          <table:table-cell office:value-type="percentage" office:value="0.81403435274403013" table:style-name="ce47">
            <text:p>81,4%</text:p>
          </table:table-cell>
          <table:table-cell office:value-type="float" office:value="871579" table:style-name="ce46">
            <text:p>871.57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221354048394625" table:style-name="ce47">
            <text:p>84,2%</text:p>
          </table:table-cell>
          <table:table-cell office:value-type="percentage" office:value="0.74395818164591487" table:style-name="ce47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356" table:style-name="ce46">
            <text:p>92.356</text:p>
          </table:table-cell>
          <table:table-cell office:value-type="percentage" office:value="1" table:style-name="ce47">
            <text:p>100,0%</text:p>
          </table:table-cell>
          <table:table-cell office:value-type="float" office:value="150983" table:style-name="ce46">
            <text:p>150.983</text:p>
          </table:table-cell>
          <table:table-cell office:value-type="percentage" office:value="0.97704020552510495" table:style-name="ce47">
            <text:p>97,7%</text:p>
          </table:table-cell>
          <table:table-cell office:value-type="float" office:value="222573" table:style-name="ce46">
            <text:p>222.573</text:p>
          </table:table-cell>
          <table:table-cell office:value-type="percentage" office:value="0.94674850696748503" table:style-name="ce47">
            <text:p>94,7%</text:p>
          </table:table-cell>
          <table:table-cell office:value-type="float" office:value="320738" table:style-name="ce46">
            <text:p>320.738</text:p>
          </table:table-cell>
          <table:table-cell office:value-type="percentage" office:value="0.91505568996211262" table:style-name="ce47">
            <text:p>91,5%</text:p>
          </table:table-cell>
          <table:table-cell office:value-type="float" office:value="317615" table:style-name="ce46">
            <text:p>317.615</text:p>
          </table:table-cell>
          <table:table-cell office:value-type="percentage" office:value="0.81875573565956217" table:style-name="ce47">
            <text:p>81,9%</text:p>
          </table:table-cell>
          <table:table-cell office:value-type="float" office:value="228109" table:style-name="ce46">
            <text:p>228.109</text:p>
          </table:table-cell>
          <table:table-cell office:value-type="percentage" office:value="0.73362514231315967" table:style-name="ce47">
            <text:p>73,4%</text:p>
          </table:table-cell>
          <table:table-cell office:value-type="float" office:value="184878" table:style-name="ce46">
            <text:p>184.878</text:p>
          </table:table-cell>
          <table:table-cell office:value-type="percentage" office:value="0.73437723437723434" table:style-name="ce47">
            <text:p>73,4%</text:p>
          </table:table-cell>
          <table:table-cell office:value-type="float" office:value="151422" table:style-name="ce46">
            <text:p>151.422</text:p>
          </table:table-cell>
          <table:table-cell office:value-type="percentage" office:value="0.84218312875075785" table:style-name="ce47">
            <text:p>84,2%</text:p>
          </table:table-cell>
          <table:table-cell office:value-type="float" office:value="1668674" table:style-name="ce46">
            <text:p>1.668.67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10282164084183" table:style-name="ce47">
            <text:p>85,1%</text:p>
          </table:table-cell>
          <table:table-cell office:value-type="percentage" office:value="0.76687077656124769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85" table:style-name="ce46">
            <text:p>42.185</text:p>
          </table:table-cell>
          <table:table-cell office:value-type="percentage" office:value="1" table:style-name="ce47">
            <text:p>100,0%</text:p>
          </table:table-cell>
          <table:table-cell office:value-type="float" office:value="55976" table:style-name="ce46">
            <text:p>55.976</text:p>
          </table:table-cell>
          <table:table-cell office:value-type="percentage" office:value="1" table:style-name="ce47">
            <text:p>100,0%</text:p>
          </table:table-cell>
          <table:table-cell office:value-type="float" office:value="76681" table:style-name="ce46">
            <text:p>76.681</text:p>
          </table:table-cell>
          <table:table-cell office:value-type="percentage" office:value="0.99141508824099811" table:style-name="ce47">
            <text:p>99,1%</text:p>
          </table:table-cell>
          <table:table-cell office:value-type="float" office:value="84477" table:style-name="ce46">
            <text:p>84.477</text:p>
          </table:table-cell>
          <table:table-cell office:value-type="percentage" office:value="0.93900893690809661" table:style-name="ce47">
            <text:p>93,9%</text:p>
          </table:table-cell>
          <table:table-cell office:value-type="float" office:value="88348" table:style-name="ce46">
            <text:p>88.348</text:p>
          </table:table-cell>
          <table:table-cell office:value-type="percentage" office:value="0.90364021315549914" table:style-name="ce47">
            <text:p>90,4%</text:p>
          </table:table-cell>
          <table:table-cell office:value-type="float" office:value="55498" table:style-name="ce46">
            <text:p>55.498</text:p>
          </table:table-cell>
          <table:table-cell office:value-type="percentage" office:value="0.7875072722886779" table:style-name="ce47">
            <text:p>78,8%</text:p>
          </table:table-cell>
          <table:table-cell office:value-type="float" office:value="41973" table:style-name="ce46">
            <text:p>41.973</text:p>
          </table:table-cell>
          <table:table-cell office:value-type="percentage" office:value="0.83106623106623112" table:style-name="ce47">
            <text:p>83,1%</text:p>
          </table:table-cell>
          <table:table-cell office:value-type="float" office:value="40764" table:style-name="ce46">
            <text:p>40.764</text:p>
          </table:table-cell>
          <table:table-cell office:value-type="percentage" office:value="0.92723426517753571" table:style-name="ce47">
            <text:p>92,7%</text:p>
          </table:table-cell>
          <table:table-cell office:value-type="float" office:value="485902" table:style-name="ce46">
            <text:p>485.90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706920269324034" table:style-name="ce47">
            <text:p>92,7%</text:p>
          </table:table-cell>
          <table:table-cell office:value-type="percentage" office:value="0.8335869481304844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10" table:style-name="ce46">
            <text:p>227.910</text:p>
          </table:table-cell>
          <table:table-cell office:value-type="percentage" office:value="1" table:style-name="ce47">
            <text:p>100,0%</text:p>
          </table:table-cell>
          <table:table-cell office:value-type="float" office:value="250382" table:style-name="ce46">
            <text:p>250.382</text:p>
          </table:table-cell>
          <table:table-cell office:value-type="percentage" office:value="1" table:style-name="ce47">
            <text:p>100,0%</text:p>
          </table:table-cell>
          <table:table-cell office:value-type="float" office:value="321894" table:style-name="ce46">
            <text:p>321.894</text:p>
          </table:table-cell>
          <table:table-cell office:value-type="percentage" office:value="1.0104182688534882" table:style-name="ce47">
            <text:p>101,0%</text:p>
          </table:table-cell>
          <table:table-cell office:value-type="float" office:value="352161" table:style-name="ce46">
            <text:p>352.161</text:p>
          </table:table-cell>
          <table:table-cell office:value-type="percentage" office:value="0.92388273102905494" table:style-name="ce47">
            <text:p>92,4%</text:p>
          </table:table-cell>
          <table:table-cell office:value-type="float" office:value="319650" table:style-name="ce46">
            <text:p>319.650</text:p>
          </table:table-cell>
          <table:table-cell office:value-type="percentage" office:value="0.87983925351976988" table:style-name="ce47">
            <text:p>88,0%</text:p>
          </table:table-cell>
          <table:table-cell office:value-type="float" office:value="211849" table:style-name="ce46">
            <text:p>211.849</text:p>
          </table:table-cell>
          <table:table-cell office:value-type="percentage" office:value="0.79112191587964886" table:style-name="ce47">
            <text:p>79,1%</text:p>
          </table:table-cell>
          <table:table-cell office:value-type="float" office:value="172381" table:style-name="ce46">
            <text:p>172.381</text:p>
          </table:table-cell>
          <table:table-cell office:value-type="percentage" office:value="0.81694833322275195" table:style-name="ce47">
            <text:p>81,7%</text:p>
          </table:table-cell>
          <table:table-cell office:value-type="float" office:value="141452" table:style-name="ce46">
            <text:p>141.452</text:p>
          </table:table-cell>
          <table:table-cell office:value-type="percentage" office:value="0.85551160624644673" table:style-name="ce47">
            <text:p>85,6%</text:p>
          </table:table-cell>
          <table:table-cell office:value-type="float" office:value="1997679" table:style-name="ce46">
            <text:p>1.997.67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794428313252185" table:style-name="ce47">
            <text:p>91,8%</text:p>
          </table:table-cell>
          <table:table-cell office:value-type="percentage" office:value="0.83413252562300677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17" table:style-name="ce46">
            <text:p>137.317</text:p>
          </table:table-cell>
          <table:table-cell office:value-type="percentage" office:value="1" table:style-name="ce47">
            <text:p>100,0%</text:p>
          </table:table-cell>
          <table:table-cell office:value-type="float" office:value="158251" table:style-name="ce46">
            <text:p>158.251</text:p>
          </table:table-cell>
          <table:table-cell office:value-type="percentage" office:value="0.99465748172544488" table:style-name="ce47">
            <text:p>99,5%</text:p>
          </table:table-cell>
          <table:table-cell office:value-type="float" office:value="219450" table:style-name="ce46">
            <text:p>219.450</text:p>
          </table:table-cell>
          <table:table-cell office:value-type="percentage" office:value="1.004605299298676" table:style-name="ce47">
            <text:p>100,5%</text:p>
          </table:table-cell>
          <table:table-cell office:value-type="float" office:value="281421" table:style-name="ce46">
            <text:p>281.421</text:p>
          </table:table-cell>
          <table:table-cell office:value-type="percentage" office:value="0.91525572561288937" table:style-name="ce47">
            <text:p>91,5%</text:p>
          </table:table-cell>
          <table:table-cell office:value-type="float" office:value="280161" table:style-name="ce46">
            <text:p>280.161</text:p>
          </table:table-cell>
          <table:table-cell office:value-type="percentage" office:value="0.84741912554256593" table:style-name="ce47">
            <text:p>84,7%</text:p>
          </table:table-cell>
          <table:table-cell office:value-type="float" office:value="199740" table:style-name="ce46">
            <text:p>199.740</text:p>
          </table:table-cell>
          <table:table-cell office:value-type="percentage" office:value="0.7511818308317757" table:style-name="ce47">
            <text:p>75,1%</text:p>
          </table:table-cell>
          <table:table-cell office:value-type="float" office:value="167522" table:style-name="ce46">
            <text:p>167.522</text:p>
          </table:table-cell>
          <table:table-cell office:value-type="percentage" office:value="0.76813594449972256" table:style-name="ce47">
            <text:p>76,8%</text:p>
          </table:table-cell>
          <table:table-cell office:value-type="float" office:value="147958" table:style-name="ce46">
            <text:p>147.958</text:p>
          </table:table-cell>
          <table:table-cell office:value-type="percentage" office:value="0.85047019060538476" table:style-name="ce47">
            <text:p>85,0%</text:p>
          </table:table-cell>
          <table:table-cell office:value-type="float" office:value="1591820" table:style-name="ce46">
            <text:p>1.591.82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8004980141354638" table:style-name="ce47">
            <text:p>88,0%</text:p>
          </table:table-cell>
          <table:table-cell office:value-type="percentage" office:value="0.77831197704306776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525" table:style-name="ce46">
            <text:p>454.525</text:p>
          </table:table-cell>
          <table:table-cell office:value-type="percentage" office:value="1" table:style-name="ce47">
            <text:p>100,0%</text:p>
          </table:table-cell>
          <table:table-cell office:value-type="float" office:value="616699" table:style-name="ce46">
            <text:p>616.699</text:p>
          </table:table-cell>
          <table:table-cell office:value-type="percentage" office:value="0.97073314318455139" table:style-name="ce47">
            <text:p>97,1%</text:p>
          </table:table-cell>
          <table:table-cell office:value-type="float" office:value="792088" table:style-name="ce46">
            <text:p>792.088</text:p>
          </table:table-cell>
          <table:table-cell office:value-type="percentage" office:value="0.94568186593822234" table:style-name="ce47">
            <text:p>94,6%</text:p>
          </table:table-cell>
          <table:table-cell office:value-type="float" office:value="1028927" table:style-name="ce46">
            <text:p>1.028.927</text:p>
          </table:table-cell>
          <table:table-cell office:value-type="percentage" office:value="0.94243070948359564" table:style-name="ce47">
            <text:p>94,2%</text:p>
          </table:table-cell>
          <table:table-cell office:value-type="float" office:value="1138154" table:style-name="ce46">
            <text:p>1.138.154</text:p>
          </table:table-cell>
          <table:table-cell office:value-type="percentage" office:value="0.86436277059893452" table:style-name="ce47">
            <text:p>86,4%</text:p>
          </table:table-cell>
          <table:table-cell office:value-type="float" office:value="794288" table:style-name="ce46">
            <text:p>794.288</text:p>
          </table:table-cell>
          <table:table-cell office:value-type="percentage" office:value="0.76033741379904507" table:style-name="ce47">
            <text:p>76,0%</text:p>
          </table:table-cell>
          <table:table-cell office:value-type="float" office:value="657936" table:style-name="ce46">
            <text:p>657.936</text:p>
          </table:table-cell>
          <table:table-cell office:value-type="percentage" office:value="0.78425146167462323" table:style-name="ce47">
            <text:p>78,4%</text:p>
          </table:table-cell>
          <table:table-cell office:value-type="float" office:value="550324" table:style-name="ce46">
            <text:p>550.324</text:p>
          </table:table-cell>
          <table:table-cell office:value-type="percentage" office:value="0.8386963055080574" table:style-name="ce47">
            <text:p>83,9%</text:p>
          </table:table-cell>
          <table:table-cell office:value-type="float" office:value="6032941" table:style-name="ce46">
            <text:p>6.032.94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836703376060665" table:style-name="ce47">
            <text:p>87,8%</text:p>
          </table:table-cell>
          <table:table-cell office:value-type="percentage" office:value="0.77539454833050769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355" table:style-name="ce46">
            <text:p>293.355</text:p>
          </table:table-cell>
          <table:table-cell office:value-type="percentage" office:value="1" table:style-name="ce47">
            <text:p>100,0%</text:p>
          </table:table-cell>
          <table:table-cell office:value-type="float" office:value="432797" table:style-name="ce46">
            <text:p>432.797</text:p>
          </table:table-cell>
          <table:table-cell office:value-type="percentage" office:value="0.98843242848203317" table:style-name="ce47">
            <text:p>98,8%</text:p>
          </table:table-cell>
          <table:table-cell office:value-type="float" office:value="569097" table:style-name="ce46">
            <text:p>569.097</text:p>
          </table:table-cell>
          <table:table-cell office:value-type="percentage" office:value="0.97997169070545931" table:style-name="ce47">
            <text:p>98,0%</text:p>
          </table:table-cell>
          <table:table-cell office:value-type="float" office:value="713864" table:style-name="ce46">
            <text:p>713.864</text:p>
          </table:table-cell>
          <table:table-cell office:value-type="percentage" office:value="0.9488657963085545" table:style-name="ce47">
            <text:p>94,9%</text:p>
          </table:table-cell>
          <table:table-cell office:value-type="float" office:value="753719" table:style-name="ce46">
            <text:p>753.719</text:p>
          </table:table-cell>
          <table:table-cell office:value-type="percentage" office:value="0.88507470748765837" table:style-name="ce47">
            <text:p>88,5%</text:p>
          </table:table-cell>
          <table:table-cell office:value-type="float" office:value="512919" table:style-name="ce46">
            <text:p>512.919</text:p>
          </table:table-cell>
          <table:table-cell office:value-type="percentage" office:value="0.7906156215173894" table:style-name="ce47">
            <text:p>79,1%</text:p>
          </table:table-cell>
          <table:table-cell office:value-type="float" office:value="428198" table:style-name="ce46">
            <text:p>428.198</text:p>
          </table:table-cell>
          <table:table-cell office:value-type="percentage" office:value="0.82963849912618237" table:style-name="ce47">
            <text:p>83,0%</text:p>
          </table:table-cell>
          <table:table-cell office:value-type="float" office:value="375589" table:style-name="ce46">
            <text:p>375.589</text:p>
          </table:table-cell>
          <table:table-cell office:value-type="percentage" office:value="0.88471513269937885" table:style-name="ce47">
            <text:p>88,5%</text:p>
          </table:table-cell>
          <table:table-cell office:value-type="float" office:value="4079538" table:style-name="ce46">
            <text:p>4.079.53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88950127426807" table:style-name="ce47">
            <text:p>90,9%</text:p>
          </table:table-cell>
          <table:table-cell office:value-type="percentage" office:value="0.80665478561611181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08" table:style-name="ce46">
            <text:p>77.608</text:p>
          </table:table-cell>
          <table:table-cell office:value-type="percentage" office:value="1" table:style-name="ce47">
            <text:p>100,0%</text:p>
          </table:table-cell>
          <table:table-cell office:value-type="float" office:value="95667" table:style-name="ce46">
            <text:p>95.667</text:p>
          </table:table-cell>
          <table:table-cell office:value-type="percentage" office:value="1" table:style-name="ce47">
            <text:p>100,0%</text:p>
          </table:table-cell>
          <table:table-cell office:value-type="float" office:value="132284" table:style-name="ce46">
            <text:p>132.284</text:p>
          </table:table-cell>
          <table:table-cell office:value-type="percentage" office:value="1.0557635059099579" table:style-name="ce47">
            <text:p>105,6%</text:p>
          </table:table-cell>
          <table:table-cell office:value-type="float" office:value="161024" table:style-name="ce46">
            <text:p>161.024</text:p>
          </table:table-cell>
          <table:table-cell office:value-type="percentage" office:value="0.95158850226928893" table:style-name="ce47">
            <text:p>95,2%</text:p>
          </table:table-cell>
          <table:table-cell office:value-type="float" office:value="145304" table:style-name="ce46">
            <text:p>145.304</text:p>
          </table:table-cell>
          <table:table-cell office:value-type="percentage" office:value="0.91103113596749719" table:style-name="ce47">
            <text:p>91,1%</text:p>
          </table:table-cell>
          <table:table-cell office:value-type="float" office:value="112045" table:style-name="ce46">
            <text:p>112.045</text:p>
          </table:table-cell>
          <table:table-cell office:value-type="percentage" office:value="0.83942043317675441" table:style-name="ce47">
            <text:p>83,9%</text:p>
          </table:table-cell>
          <table:table-cell office:value-type="float" office:value="92254" table:style-name="ce46">
            <text:p>92.254</text:p>
          </table:table-cell>
          <table:table-cell office:value-type="percentage" office:value="0.81410165901870812" table:style-name="ce47">
            <text:p>81,4%</text:p>
          </table:table-cell>
          <table:table-cell office:value-type="float" office:value="77351" table:style-name="ce46">
            <text:p>77.351</text:p>
          </table:table-cell>
          <table:table-cell office:value-type="percentage" office:value="0.91269616519174046" table:style-name="ce47">
            <text:p>91,3%</text:p>
          </table:table-cell>
          <table:table-cell office:value-type="float" office:value="893537" table:style-name="ce46">
            <text:p>893.53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717466387396331" table:style-name="ce47">
            <text:p>93,7%</text:p>
          </table:table-cell>
          <table:table-cell office:value-type="percentage" office:value="0.8398006742563584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320" table:style-name="ce46">
            <text:p>241.320</text:p>
          </table:table-cell>
          <table:table-cell office:value-type="percentage" office:value="1" table:style-name="ce47">
            <text:p>100,0%</text:p>
          </table:table-cell>
          <table:table-cell office:value-type="float" office:value="290900" table:style-name="ce46">
            <text:p>290.900</text:p>
          </table:table-cell>
          <table:table-cell office:value-type="percentage" office:value="1" table:style-name="ce47">
            <text:p>100,0%</text:p>
          </table:table-cell>
          <table:table-cell office:value-type="float" office:value="346690" table:style-name="ce46">
            <text:p>346.690</text:p>
          </table:table-cell>
          <table:table-cell office:value-type="percentage" office:value="0.99931685916633761" table:style-name="ce47">
            <text:p>99,9%</text:p>
          </table:table-cell>
          <table:table-cell office:value-type="float" office:value="391202" table:style-name="ce46">
            <text:p>391.202</text:p>
          </table:table-cell>
          <table:table-cell office:value-type="percentage" office:value="0.96381523027231586" table:style-name="ce47">
            <text:p>96,4%</text:p>
          </table:table-cell>
          <table:table-cell office:value-type="float" office:value="408768" table:style-name="ce46">
            <text:p>408.768</text:p>
          </table:table-cell>
          <table:table-cell office:value-type="percentage" office:value="0.92226676985070655" table:style-name="ce47">
            <text:p>92,2%</text:p>
          </table:table-cell>
          <table:table-cell office:value-type="float" office:value="264454" table:style-name="ce46">
            <text:p>264.454</text:p>
          </table:table-cell>
          <table:table-cell office:value-type="percentage" office:value="0.81771013704051843" table:style-name="ce47">
            <text:p>81,8%</text:p>
          </table:table-cell>
          <table:table-cell office:value-type="float" office:value="199149" table:style-name="ce46">
            <text:p>199.149</text:p>
          </table:table-cell>
          <table:table-cell office:value-type="percentage" office:value="0.86218779899645426" table:style-name="ce47">
            <text:p>86,2%</text:p>
          </table:table-cell>
          <table:table-cell office:value-type="float" office:value="171338" table:style-name="ce46">
            <text:p>171.338</text:p>
          </table:table-cell>
          <table:table-cell office:value-type="percentage" office:value="0.95184076174815424" table:style-name="ce47">
            <text:p>95,2%</text:p>
          </table:table-cell>
          <table:table-cell office:value-type="float" office:value="2313821" table:style-name="ce46">
            <text:p>2.313.82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268642414311365" table:style-name="ce47">
            <text:p>94,3%</text:p>
          </table:table-cell>
          <table:table-cell office:value-type="percentage" office:value="0.85639378507590624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00" table:style-name="ce46">
            <text:p>23.200</text:p>
          </table:table-cell>
          <table:table-cell office:value-type="percentage" office:value="1" table:style-name="ce47">
            <text:p>100,0%</text:p>
          </table:table-cell>
          <table:table-cell office:value-type="float" office:value="28597" table:style-name="ce46">
            <text:p>28.597</text:p>
          </table:table-cell>
          <table:table-cell office:value-type="percentage" office:value="1" table:style-name="ce47">
            <text:p>100,0%</text:p>
          </table:table-cell>
          <table:table-cell office:value-type="float" office:value="37714" table:style-name="ce46">
            <text:p>37.714</text:p>
          </table:table-cell>
          <table:table-cell office:value-type="percentage" office:value="0.99989394983827351" table:style-name="ce47">
            <text:p>100,0%</text:p>
          </table:table-cell>
          <table:table-cell office:value-type="float" office:value="45059" table:style-name="ce46">
            <text:p>45.059</text:p>
          </table:table-cell>
          <table:table-cell office:value-type="percentage" office:value="0.94534659281638134" table:style-name="ce47">
            <text:p>94,5%</text:p>
          </table:table-cell>
          <table:table-cell office:value-type="float" office:value="47261" table:style-name="ce46">
            <text:p>47.261</text:p>
          </table:table-cell>
          <table:table-cell office:value-type="percentage" office:value="0.89260959072279822" table:style-name="ce47">
            <text:p>89,3%</text:p>
          </table:table-cell>
          <table:table-cell office:value-type="float" office:value="31147" table:style-name="ce46">
            <text:p>31.147</text:p>
          </table:table-cell>
          <table:table-cell office:value-type="percentage" office:value="0.79216155039548308" table:style-name="ce47">
            <text:p>79,2%</text:p>
          </table:table-cell>
          <table:table-cell office:value-type="float" office:value="24178" table:style-name="ce46">
            <text:p>24.178</text:p>
          </table:table-cell>
          <table:table-cell office:value-type="percentage" office:value="0.79381443298969068" table:style-name="ce47">
            <text:p>79,4%</text:p>
          </table:table-cell>
          <table:table-cell office:value-type="float" office:value="22232" table:style-name="ce46">
            <text:p>22.232</text:p>
          </table:table-cell>
          <table:table-cell office:value-type="percentage" office:value="0.87075043083189718" table:style-name="ce47">
            <text:p>87,1%</text:p>
          </table:table-cell>
          <table:table-cell office:value-type="float" office:value="259388" table:style-name="ce46">
            <text:p>259.388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343451773074624" table:style-name="ce47">
            <text:p>91,3%</text:p>
          </table:table-cell>
          <table:table-cell office:value-type="percentage" office:value="0.81080540395231215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443" table:style-name="ce46">
            <text:p>372.443</text:p>
          </table:table-cell>
          <table:table-cell office:value-type="percentage" office:value="1" table:style-name="ce47">
            <text:p>100,0%</text:p>
          </table:table-cell>
          <table:table-cell office:value-type="float" office:value="511096" table:style-name="ce46">
            <text:p>511.096</text:p>
          </table:table-cell>
          <table:table-cell office:value-type="percentage" office:value="0.97151579319534442" table:style-name="ce47">
            <text:p>97,2%</text:p>
          </table:table-cell>
          <table:table-cell office:value-type="float" office:value="682203" table:style-name="ce46">
            <text:p>682.203</text:p>
          </table:table-cell>
          <table:table-cell office:value-type="percentage" office:value="0.96997112279848663" table:style-name="ce47">
            <text:p>97,0%</text:p>
          </table:table-cell>
          <table:table-cell office:value-type="float" office:value="941930" table:style-name="ce46">
            <text:p>941.930</text:p>
          </table:table-cell>
          <table:table-cell office:value-type="percentage" office:value="0.96828377963019496" table:style-name="ce47">
            <text:p>96,8%</text:p>
          </table:table-cell>
          <table:table-cell office:value-type="float" office:value="1029997" table:style-name="ce46">
            <text:p>1.029.997</text:p>
          </table:table-cell>
          <table:table-cell office:value-type="percentage" office:value="0.88338131908941131" table:style-name="ce47">
            <text:p>88,3%</text:p>
          </table:table-cell>
          <table:table-cell office:value-type="float" office:value="748087" table:style-name="ce46">
            <text:p>748.087</text:p>
          </table:table-cell>
          <table:table-cell office:value-type="percentage" office:value="0.78775851901773308" table:style-name="ce47">
            <text:p>78,8%</text:p>
          </table:table-cell>
          <table:table-cell office:value-type="float" office:value="601134" table:style-name="ce46">
            <text:p>601.134</text:p>
          </table:table-cell>
          <table:table-cell office:value-type="percentage" office:value="0.80963534125728143" table:style-name="ce47">
            <text:p>81,0%</text:p>
          </table:table-cell>
          <table:table-cell office:value-type="float" office:value="461816" table:style-name="ce46">
            <text:p>461.816</text:p>
          </table:table-cell>
          <table:table-cell office:value-type="percentage" office:value="0.83429261013617761" table:style-name="ce47">
            <text:p>83,4%</text:p>
          </table:table-cell>
          <table:table-cell office:value-type="float" office:value="5348706" table:style-name="ce46">
            <text:p>5.348.70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474111219305252" table:style-name="ce47">
            <text:p>89,5%</text:p>
          </table:table-cell>
          <table:table-cell office:value-type="percentage" office:value="0.78890772236945506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49" table:style-name="ce46">
            <text:p>73.349</text:p>
          </table:table-cell>
          <table:table-cell office:value-type="percentage" office:value="1" table:style-name="ce47">
            <text:p>100,0%</text:p>
          </table:table-cell>
          <table:table-cell office:value-type="float" office:value="102883" table:style-name="ce46">
            <text:p>102.883</text:p>
          </table:table-cell>
          <table:table-cell office:value-type="percentage" office:value="0.99984450772116351" table:style-name="ce47">
            <text:p>100,0%</text:p>
          </table:table-cell>
          <table:table-cell office:value-type="float" office:value="145831" table:style-name="ce46">
            <text:p>145.831</text:p>
          </table:table-cell>
          <table:table-cell office:value-type="percentage" office:value="0.99266212417210653" table:style-name="ce47">
            <text:p>99,3%</text:p>
          </table:table-cell>
          <table:table-cell office:value-type="float" office:value="207059" table:style-name="ce46">
            <text:p>207.059</text:p>
          </table:table-cell>
          <table:table-cell office:value-type="percentage" office:value="0.97094102862287579" table:style-name="ce47">
            <text:p>97,1%</text:p>
          </table:table-cell>
          <table:table-cell office:value-type="float" office:value="231166" table:style-name="ce46">
            <text:p>231.166</text:p>
          </table:table-cell>
          <table:table-cell office:value-type="percentage" office:value="0.90954016611779331" table:style-name="ce47">
            <text:p>91,0%</text:p>
          </table:table-cell>
          <table:table-cell office:value-type="float" office:value="167790" table:style-name="ce46">
            <text:p>167.790</text:p>
          </table:table-cell>
          <table:table-cell office:value-type="percentage" office:value="0.80281144289794881" table:style-name="ce47">
            <text:p>80,3%</text:p>
          </table:table-cell>
          <table:table-cell office:value-type="float" office:value="141966" table:style-name="ce46">
            <text:p>141.966</text:p>
          </table:table-cell>
          <table:table-cell office:value-type="percentage" office:value="0.82419534624494917" table:style-name="ce47">
            <text:p>82,4%</text:p>
          </table:table-cell>
          <table:table-cell office:value-type="float" office:value="122034" table:style-name="ce46">
            <text:p>122.034</text:p>
          </table:table-cell>
          <table:table-cell office:value-type="percentage" office:value="0.86003636517400317" table:style-name="ce47">
            <text:p>86,0%</text:p>
          </table:table-cell>
          <table:table-cell office:value-type="float" office:value="1192078" table:style-name="ce46">
            <text:p>1.192.078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988804987570004" table:style-name="ce47">
            <text:p>91,0%</text:p>
          </table:table-cell>
          <table:table-cell office:value-type="percentage" office:value="0.78880212486211754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89" table:style-name="ce46">
            <text:p>42.189</text:p>
          </table:table-cell>
          <table:table-cell office:value-type="percentage" office:value="1" table:style-name="ce47">
            <text:p>100,0%</text:p>
          </table:table-cell>
          <table:table-cell office:value-type="float" office:value="55836" table:style-name="ce46">
            <text:p>55.836</text:p>
          </table:table-cell>
          <table:table-cell office:value-type="percentage" office:value="1" table:style-name="ce47">
            <text:p>100,0%</text:p>
          </table:table-cell>
          <table:table-cell office:value-type="float" office:value="72018" table:style-name="ce46">
            <text:p>72.018</text:p>
          </table:table-cell>
          <table:table-cell office:value-type="percentage" office:value="0.97527219543903365" table:style-name="ce47">
            <text:p>97,5%</text:p>
          </table:table-cell>
          <table:table-cell office:value-type="float" office:value="91897" table:style-name="ce46">
            <text:p>91.897</text:p>
          </table:table-cell>
          <table:table-cell office:value-type="percentage" office:value="0.95038988975531058" table:style-name="ce47">
            <text:p>95,0%</text:p>
          </table:table-cell>
          <table:table-cell office:value-type="float" office:value="95505" table:style-name="ce46">
            <text:p>95.505</text:p>
          </table:table-cell>
          <table:table-cell office:value-type="percentage" office:value="0.8842891798300031" table:style-name="ce47">
            <text:p>88,4%</text:p>
          </table:table-cell>
          <table:table-cell office:value-type="float" office:value="64584" table:style-name="ce46">
            <text:p>64.584</text:p>
          </table:table-cell>
          <table:table-cell office:value-type="percentage" office:value="0.79399073038197221" table:style-name="ce47">
            <text:p>79,4%</text:p>
          </table:table-cell>
          <table:table-cell office:value-type="float" office:value="57896" table:style-name="ce46">
            <text:p>57.896</text:p>
          </table:table-cell>
          <table:table-cell office:value-type="percentage" office:value="0.84982459230554697" table:style-name="ce47">
            <text:p>85,0%</text:p>
          </table:table-cell>
          <table:table-cell office:value-type="float" office:value="50737" table:style-name="ce46">
            <text:p>50.737</text:p>
          </table:table-cell>
          <table:table-cell office:value-type="percentage" office:value="0.89978364190962612" table:style-name="ce47">
            <text:p>90,0%</text:p>
          </table:table-cell>
          <table:table-cell office:value-type="float" office:value="530662" table:style-name="ce46">
            <text:p>530.66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280355858908691" table:style-name="ce47">
            <text:p>91,3%</text:p>
          </table:table-cell>
          <table:table-cell office:value-type="percentage" office:value="0.80257774914284241" table:style-name="ce47">
            <text:p>8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133" table:style-name="ce46">
            <text:p>162.133</text:p>
          </table:table-cell>
          <table:table-cell office:value-type="percentage" office:value="1.026483064260842" table:style-name="ce47">
            <text:p>102,6%</text:p>
          </table:table-cell>
          <table:table-cell office:value-type="float" office:value="212375" table:style-name="ce46">
            <text:p>212.375</text:p>
          </table:table-cell>
          <table:table-cell office:value-type="percentage" office:value="0.9966867059944341" table:style-name="ce47">
            <text:p>99,7%</text:p>
          </table:table-cell>
          <table:table-cell office:value-type="float" office:value="274172" table:style-name="ce46">
            <text:p>274.172</text:p>
          </table:table-cell>
          <table:table-cell office:value-type="percentage" office:value="0.97876973714742665" table:style-name="ce47">
            <text:p>97,9%</text:p>
          </table:table-cell>
          <table:table-cell office:value-type="float" office:value="322710" table:style-name="ce46">
            <text:p>322.710</text:p>
          </table:table-cell>
          <table:table-cell office:value-type="percentage" office:value="0.94921127017415885" table:style-name="ce47">
            <text:p>94,9%</text:p>
          </table:table-cell>
          <table:table-cell office:value-type="float" office:value="320339" table:style-name="ce46">
            <text:p>320.339</text:p>
          </table:table-cell>
          <table:table-cell office:value-type="percentage" office:value="0.88458936357636564" table:style-name="ce47">
            <text:p>88,5%</text:p>
          </table:table-cell>
          <table:table-cell office:value-type="float" office:value="204240" table:style-name="ce46">
            <text:p>204.240</text:p>
          </table:table-cell>
          <table:table-cell office:value-type="percentage" office:value="0.78390131379465189" table:style-name="ce47">
            <text:p>78,4%</text:p>
          </table:table-cell>
          <table:table-cell office:value-type="float" office:value="167536" table:style-name="ce46">
            <text:p>167.536</text:p>
          </table:table-cell>
          <table:table-cell office:value-type="percentage" office:value="0.83130389909394942" table:style-name="ce47">
            <text:p>83,1%</text:p>
          </table:table-cell>
          <table:table-cell office:value-type="float" office:value="151210" table:style-name="ce46">
            <text:p>151.210</text:p>
          </table:table-cell>
          <table:table-cell office:value-type="percentage" office:value="0.89682454954153468" table:style-name="ce47">
            <text:p>89,7%</text:p>
          </table:table-cell>
          <table:table-cell office:value-type="float" office:value="1814715" table:style-name="ce46">
            <text:p>1.814.715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470117841087173" table:style-name="ce47">
            <text:p>91,5%</text:p>
          </table:table-cell>
          <table:table-cell office:value-type="percentage" office:value="0.81725365052258403" table:style-name="ce47">
            <text:p>81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0" table:style-name="ce46">
            <text:p>2.380</text:p>
          </table:table-cell>
          <table:table-cell office:value-type="percentage" office:value="0.91362763915547029" table:style-name="ce47">
            <text:p>91,4%</text:p>
          </table:table-cell>
          <table:table-cell office:value-type="float" office:value="3855" table:style-name="ce46">
            <text:p>3.855</text:p>
          </table:table-cell>
          <table:table-cell office:value-type="percentage" office:value="0.89277443260768874" table:style-name="ce47">
            <text:p>89,3%</text:p>
          </table:table-cell>
          <table:table-cell office:value-type="float" office:value="7551" table:style-name="ce46">
            <text:p>7.551</text:p>
          </table:table-cell>
          <table:table-cell office:value-type="percentage" office:value="0.96105383734249716" table:style-name="ce47">
            <text:p>96,1%</text:p>
          </table:table-cell>
          <table:table-cell office:value-type="float" office:value="10523" table:style-name="ce46">
            <text:p>10.523</text:p>
          </table:table-cell>
          <table:table-cell office:value-type="percentage" office:value="0.91060920733817929" table:style-name="ce47">
            <text:p>91,1%</text:p>
          </table:table-cell>
          <table:table-cell office:value-type="float" office:value="11035" table:style-name="ce46">
            <text:p>11.035</text:p>
          </table:table-cell>
          <table:table-cell office:value-type="percentage" office:value="0.87288403733586462" table:style-name="ce47">
            <text:p>87,3%</text:p>
          </table:table-cell>
          <table:table-cell office:value-type="float" office:value="9070" table:style-name="ce46">
            <text:p>9.070</text:p>
          </table:table-cell>
          <table:table-cell office:value-type="percentage" office:value="0.76256936270388431" table:style-name="ce47">
            <text:p>76,3%</text:p>
          </table:table-cell>
          <table:table-cell office:value-type="float" office:value="8803" table:style-name="ce46">
            <text:p>8.803</text:p>
          </table:table-cell>
          <table:table-cell office:value-type="percentage" office:value="0.80268076958147172" table:style-name="ce47">
            <text:p>80,3%</text:p>
          </table:table-cell>
          <table:table-cell office:value-type="float" office:value="8169" table:style-name="ce46">
            <text:p>8.169</text:p>
          </table:table-cell>
          <table:table-cell office:value-type="percentage" office:value="0.89513477975016431" table:style-name="ce47">
            <text:p>89,5%</text:p>
          </table:table-cell>
          <table:table-cell office:value-type="float" office:value="61386" table:style-name="ce46">
            <text:p>61.386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501796660325514" table:style-name="ce47">
            <text:p>86,5%</text:p>
          </table:table-cell>
          <table:table-cell office:value-type="percentage" office:value="0.72903256454716037" table:style-name="ce47">
            <text:p>72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5" table:style-name="ce46">
            <text:p>2.045</text:p>
          </table:table-cell>
          <table:table-cell office:value-type="percentage" office:value="0.87058322690506595" table:style-name="ce47">
            <text:p>87,1%</text:p>
          </table:table-cell>
          <table:table-cell office:value-type="float" office:value="3361" table:style-name="ce46">
            <text:p>3.361</text:p>
          </table:table-cell>
          <table:table-cell office:value-type="percentage" office:value="0.8967449306296692" table:style-name="ce47">
            <text:p>89,7%</text:p>
          </table:table-cell>
          <table:table-cell office:value-type="float" office:value="7348" table:style-name="ce46">
            <text:p>7.348</text:p>
          </table:table-cell>
          <table:table-cell office:value-type="percentage" office:value="0.93880158425961413" table:style-name="ce47">
            <text:p>93,9%</text:p>
          </table:table-cell>
          <table:table-cell office:value-type="float" office:value="9952" table:style-name="ce46">
            <text:p>9.952</text:p>
          </table:table-cell>
          <table:table-cell office:value-type="percentage" office:value="0.88078591025754494" table:style-name="ce47">
            <text:p>88,1%</text:p>
          </table:table-cell>
          <table:table-cell office:value-type="float" office:value="10414" table:style-name="ce46">
            <text:p>10.414</text:p>
          </table:table-cell>
          <table:table-cell office:value-type="percentage" office:value="0.86768871854690888" table:style-name="ce47">
            <text:p>86,8%</text:p>
          </table:table-cell>
          <table:table-cell office:value-type="float" office:value="8856" table:style-name="ce46">
            <text:p>8.856</text:p>
          </table:table-cell>
          <table:table-cell office:value-type="percentage" office:value="0.72991016236709805" table:style-name="ce47">
            <text:p>73,0%</text:p>
          </table:table-cell>
          <table:table-cell office:value-type="float" office:value="8799" table:style-name="ce46">
            <text:p>8.799</text:p>
          </table:table-cell>
          <table:table-cell office:value-type="percentage" office:value="0.73355564818674446" table:style-name="ce47">
            <text:p>73,4%</text:p>
          </table:table-cell>
          <table:table-cell office:value-type="float" office:value="8081" table:style-name="ce46">
            <text:p>8.081</text:p>
          </table:table-cell>
          <table:table-cell office:value-type="percentage" office:value="0.84405682055567166" table:style-name="ce47">
            <text:p>84,4%</text:p>
          </table:table-cell>
          <table:table-cell office:value-type="float" office:value="58856" table:style-name="ce46">
            <text:p>58.856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98109323670817" table:style-name="ce47">
            <text:p>83,0%</text:p>
          </table:table-cell>
          <table:table-cell office:value-type="percentage" office:value="0.67591529238825854" table:style-name="ce47">
            <text:p>67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88" table:style-name="ce46">
            <text:p>3.588</text:p>
          </table:table-cell>
          <table:table-cell office:value-type="string" table:style-name="ce47">
            <text:p>-</text:p>
          </table:table-cell>
          <table:table-cell office:value-type="float" office:value="9492" table:style-name="ce46">
            <text:p>9.492</text:p>
          </table:table-cell>
          <table:table-cell office:value-type="string" table:style-name="ce47">
            <text:p>-</text:p>
          </table:table-cell>
          <table:table-cell office:value-type="float" office:value="22111" table:style-name="ce46">
            <text:p>22.111</text:p>
          </table:table-cell>
          <table:table-cell office:value-type="string" table:style-name="ce47">
            <text:p>-</text:p>
          </table:table-cell>
          <table:table-cell office:value-type="float" office:value="31862" table:style-name="ce46">
            <text:p>31.862</text:p>
          </table:table-cell>
          <table:table-cell office:value-type="string" table:style-name="ce47">
            <text:p>-</text:p>
          </table:table-cell>
          <table:table-cell office:value-type="float" office:value="23829" table:style-name="ce46">
            <text:p>23.829</text:p>
          </table:table-cell>
          <table:table-cell office:value-type="string" table:style-name="ce47">
            <text:p>-</text:p>
          </table:table-cell>
          <table:table-cell office:value-type="float" office:value="1251" table:style-name="ce46">
            <text:p>1.251</text:p>
          </table:table-cell>
          <table:table-cell office:value-type="string" table:style-name="ce47">
            <text:p>-</text:p>
          </table:table-cell>
          <table:table-cell office:value-type="float" office:value="92174" table:style-name="ce46">
            <text:p>92.17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80" table:style-name="ce49">
            <text:p>280</text:p>
          </table:table-cell>
          <table:table-cell office:value-type="string" table:style-name="ce50">
            <text:p>-</text:p>
          </table:table-cell>
          <table:table-cell office:value-type="float" office:value="863" table:style-name="ce49">
            <text:p>863</text:p>
          </table:table-cell>
          <table:table-cell office:value-type="string" table:style-name="ce50">
            <text:p>-</text:p>
          </table:table-cell>
          <table:table-cell office:value-type="float" office:value="1785" table:style-name="ce49">
            <text:p>1.785</text:p>
          </table:table-cell>
          <table:table-cell office:value-type="string" table:style-name="ce50">
            <text:p>-</text:p>
          </table:table-cell>
          <table:table-cell office:value-type="float" office:value="2186" table:style-name="ce49">
            <text:p>2.186</text:p>
          </table:table-cell>
          <table:table-cell office:value-type="string" table:style-name="ce50">
            <text:p>-</text:p>
          </table:table-cell>
          <table:table-cell office:value-type="float" office:value="1968" table:style-name="ce49">
            <text:p>1.968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399" table:style-name="ce49">
            <text:p>7.39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4406" table:style-name="ce53">
            <text:p>2.914.406</text:p>
          </table:table-cell>
          <table:table-cell office:value-type="percentage" office:value="1" table:style-name="ce54">
            <text:p>100,0%</text:p>
          </table:table-cell>
          <table:table-cell office:value-type="float" office:value="3934055" table:style-name="ce53">
            <text:p>3.934.055</text:p>
          </table:table-cell>
          <table:table-cell office:value-type="percentage" office:value="0.99343694326705878" table:style-name="ce54">
            <text:p>99,3%</text:p>
          </table:table-cell>
          <table:table-cell office:value-type="float" office:value="5252417" table:style-name="ce53">
            <text:p>5.252.417</text:p>
          </table:table-cell>
          <table:table-cell office:value-type="percentage" office:value="0.98415416491630292" table:style-name="ce54">
            <text:p>98,4%</text:p>
          </table:table-cell>
          <table:table-cell office:value-type="float" office:value="6678846" table:style-name="ce53">
            <text:p>6.678.846</text:p>
          </table:table-cell>
          <table:table-cell office:value-type="percentage" office:value="0.94960264774488701" table:style-name="ce54">
            <text:p>95,0%</text:p>
          </table:table-cell>
          <table:table-cell office:value-type="float" office:value="6985388" table:style-name="ce53">
            <text:p>6.985.388</text:p>
          </table:table-cell>
          <table:table-cell office:value-type="percentage" office:value="0.88515215344860076" table:style-name="ce54">
            <text:p>88,5%</text:p>
          </table:table-cell>
          <table:table-cell office:value-type="float" office:value="4928524" table:style-name="ce53">
            <text:p>4.928.524</text:p>
          </table:table-cell>
          <table:table-cell office:value-type="percentage" office:value="0.79104417483106626" table:style-name="ce54">
            <text:p>79,1%</text:p>
          </table:table-cell>
          <table:table-cell office:value-type="float" office:value="4024997" table:style-name="ce53">
            <text:p>4.024.997</text:p>
          </table:table-cell>
          <table:table-cell office:value-type="percentage" office:value="0.81401214244110798" table:style-name="ce54">
            <text:p>81,4%</text:p>
          </table:table-cell>
          <table:table-cell office:value-type="float" office:value="3389923" table:style-name="ce53">
            <text:p>3.389.923</text:p>
          </table:table-cell>
          <table:table-cell office:value-type="percentage" office:value="0.87173996563363565" table:style-name="ce54">
            <text:p>87,2%</text:p>
          </table:table-cell>
          <table:table-cell office:value-type="float" office:value="38108556" table:style-name="ce53">
            <text:p>38.108.55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476525461512458" table:style-name="ce54">
            <text:p>90,5%</text:p>
          </table:table-cell>
          <table:table-cell office:value-type="percentage" office:value="0.80311733449355271" table:style-name="ce54">
            <text:p>80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4">
            <text:p>Astrazeneca</text:p>
          </table:table-cell>
          <table:covered-table-cell/>
          <table:table-cell table:number-columns-repeated="16371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71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62576" table:style-name="ce60">
            <text:p>962.576</text:p>
          </table:table-cell>
          <table:table-cell office:value-type="percentage" office:value="0.8896389506324025" table:style-name="ce61">
            <text:p>89,0%</text:p>
          </table:table-cell>
          <table:table-cell office:value-type="float" office:value="739529" table:style-name="ce60">
            <text:p>739.529</text:p>
          </table:table-cell>
          <table:table-cell office:value-type="percentage" office:value="0.79671308141883701" table:style-name="ce61">
            <text:p>79,7%</text:p>
          </table:table-cell>
          <table:table-cell office:value-type="float" office:value="288343" table:style-name="ce60">
            <text:p>288.343</text:p>
          </table:table-cell>
          <table:table-cell office:value-type="percentage" office:value="0.23723967589484354" table:style-name="ce61">
            <text:p>23,7%</text:p>
          </table:table-cell>
          <table:table-cell office:value-type="float" office:value="144335" table:style-name="ce60">
            <text:p>144.335</text:p>
          </table:table-cell>
          <table:table-cell office:value-type="percentage" office:value="0.11504436064635586" table:style-name="ce61">
            <text:p>11,5%</text:p>
          </table:table-cell>
          <table:table-cell office:value-type="float" office:value="158684" table:style-name="ce60">
            <text:p>158.684</text:p>
          </table:table-cell>
          <table:table-cell office:value-type="percentage" office:value="0.49813377197801334" table:style-name="ce44">
            <text:p>49,8%</text:p>
          </table:table-cell>
          <table:table-cell office:value-type="float" office:value="539604" table:style-name="ce60">
            <text:p>539.604</text:p>
          </table:table-cell>
          <table:table-cell office:value-type="percentage" office:value="0.62302664469848201" table:style-name="ce44">
            <text:p>62,3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6609" table:style-name="ce7">
            <text:p>196.609</text:p>
          </table:table-cell>
          <table:table-cell office:value-type="percentage" office:value="0.89592931322825098" table:style-name="ce47">
            <text:p>89,6%</text:p>
          </table:table-cell>
          <table:table-cell office:value-type="float" office:value="125644" table:style-name="ce7">
            <text:p>125.644</text:p>
          </table:table-cell>
          <table:table-cell office:value-type="percentage" office:value="0.81625175406683648" table:style-name="ce47">
            <text:p>81,6%</text:p>
          </table:table-cell>
          <table:table-cell office:value-type="float" office:value="71107" table:style-name="ce7">
            <text:p>71.107</text:p>
          </table:table-cell>
          <table:table-cell office:value-type="percentage" office:value="0.38263513331718996" table:style-name="ce47">
            <text:p>38,3%</text:p>
          </table:table-cell>
          <table:table-cell office:value-type="float" office:value="35394" table:style-name="ce7">
            <text:p>35.394</text:p>
          </table:table-cell>
          <table:table-cell office:value-type="percentage" office:value="0.18781540028973048" table:style-name="ce47">
            <text:p>18,8%</text:p>
          </table:table-cell>
          <table:table-cell office:value-type="float" office:value="32023" table:style-name="ce7">
            <text:p>32.023</text:p>
          </table:table-cell>
          <table:table-cell office:value-type="percentage" office:value="0.54535081743869207" table:style-name="ce47">
            <text:p>54,5%</text:p>
          </table:table-cell>
          <table:table-cell office:value-type="float" office:value="102841" table:style-name="ce7">
            <text:p>102.841</text:p>
          </table:table-cell>
          <table:table-cell office:value-type="percentage" office:value="0.75978161293182422" table:style-name="ce47">
            <text:p>76,0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9461" table:style-name="ce7">
            <text:p>189.461</text:p>
          </table:table-cell>
          <table:table-cell office:value-type="percentage" office:value="0.93620164844939024" table:style-name="ce47">
            <text:p>93,6%</text:p>
          </table:table-cell>
          <table:table-cell office:value-type="float" office:value="136521" table:style-name="ce7">
            <text:p>136.521</text:p>
          </table:table-cell>
          <table:table-cell office:value-type="percentage" office:value="0.9236999147485081" table:style-name="ce47">
            <text:p>92,4%</text:p>
          </table:table-cell>
          <table:table-cell office:value-type="float" office:value="129792" table:style-name="ce7">
            <text:p>129.792</text:p>
          </table:table-cell>
          <table:table-cell office:value-type="percentage" office:value="0.84864652805021579" table:style-name="ce47">
            <text:p>84,9%</text:p>
          </table:table-cell>
          <table:table-cell office:value-type="float" office:value="90327" table:style-name="ce7">
            <text:p>90.327</text:p>
          </table:table-cell>
          <table:table-cell office:value-type="percentage" office:value="0.5995022234021371" table:style-name="ce47">
            <text:p>60,0%</text:p>
          </table:table-cell>
          <table:table-cell office:value-type="float" office:value="40203" table:style-name="ce7">
            <text:p>40.203</text:p>
          </table:table-cell>
          <table:table-cell office:value-type="percentage" office:value="0.8882285360788299" table:style-name="ce47">
            <text:p>88,8%</text:p>
          </table:table-cell>
          <table:table-cell office:value-type="float" office:value="110319" table:style-name="ce7">
            <text:p>110.319</text:p>
          </table:table-cell>
          <table:table-cell office:value-type="percentage" office:value="0.93893305190052256" table:style-name="ce47">
            <text:p>93,9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1397" table:style-name="ce7">
            <text:p>111.397</text:p>
          </table:table-cell>
          <table:table-cell office:value-type="percentage" office:value="0.85318536219230123" table:style-name="ce47">
            <text:p>85,3%</text:p>
          </table:table-cell>
          <table:table-cell office:value-type="float" office:value="78228" table:style-name="ce7">
            <text:p>78.228</text:p>
          </table:table-cell>
          <table:table-cell office:value-type="percentage" office:value="0.70473136103203493" table:style-name="ce47">
            <text:p>70,5%</text:p>
          </table:table-cell>
          <table:table-cell office:value-type="float" office:value="63338" table:style-name="ce7">
            <text:p>63.338</text:p>
          </table:table-cell>
          <table:table-cell office:value-type="percentage" office:value="0.41844824396818264" table:style-name="ce47">
            <text:p>41,8%</text:p>
          </table:table-cell>
          <table:table-cell office:value-type="float" office:value="25615" table:style-name="ce7">
            <text:p>25.615</text:p>
          </table:table-cell>
          <table:table-cell office:value-type="percentage" office:value="0.15038278186130616" table:style-name="ce47">
            <text:p>15,0%</text:p>
          </table:table-cell>
          <table:table-cell office:value-type="float" office:value="25626" table:style-name="ce7">
            <text:p>25.626</text:p>
          </table:table-cell>
          <table:table-cell office:value-type="percentage" office:value="0.50349732788431312" table:style-name="ce47">
            <text:p>50,3%</text:p>
          </table:table-cell>
          <table:table-cell office:value-type="float" office:value="80681" table:style-name="ce7">
            <text:p>80.681</text:p>
          </table:table-cell>
          <table:table-cell office:value-type="percentage" office:value="0.67402110258059666" table:style-name="ce47">
            <text:p>67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08104" table:style-name="ce7">
            <text:p>208.104</text:p>
          </table:table-cell>
          <table:table-cell office:value-type="percentage" office:value="0.85520200214515552" table:style-name="ce47">
            <text:p>85,5%</text:p>
          </table:table-cell>
          <table:table-cell office:value-type="float" office:value="162320" table:style-name="ce7">
            <text:p>162.320</text:p>
          </table:table-cell>
          <table:table-cell office:value-type="percentage" office:value="0.72928881760141617" table:style-name="ce47">
            <text:p>72,9%</text:p>
          </table:table-cell>
          <table:table-cell office:value-type="float" office:value="160562" table:style-name="ce7">
            <text:p>160.562</text:p>
          </table:table-cell>
          <table:table-cell office:value-type="percentage" office:value="0.50060173724348223" table:style-name="ce47">
            <text:p>50,1%</text:p>
          </table:table-cell>
          <table:table-cell office:value-type="float" office:value="92862" table:style-name="ce7">
            <text:p>92.862</text:p>
          </table:table-cell>
          <table:table-cell office:value-type="percentage" office:value="0.29237284133306046" table:style-name="ce47">
            <text:p>29,2%</text:p>
          </table:table-cell>
          <table:table-cell office:value-type="float" office:value="84762" table:style-name="ce7">
            <text:p>84.762</text:p>
          </table:table-cell>
          <table:table-cell office:value-type="percentage" office:value="0.63191089640365006" table:style-name="ce47">
            <text:p>63,2%</text:p>
          </table:table-cell>
          <table:table-cell office:value-type="float" office:value="154795" table:style-name="ce7">
            <text:p>154.795</text:p>
          </table:table-cell>
          <table:table-cell office:value-type="percentage" office:value="0.69488649371753841" table:style-name="ce47">
            <text:p>69,5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0523" table:style-name="ce7">
            <text:p>90.523</text:p>
          </table:table-cell>
          <table:table-cell office:value-type="percentage" office:value="0.92218905675370055" table:style-name="ce47">
            <text:p>92,2%</text:p>
          </table:table-cell>
          <table:table-cell office:value-type="float" office:value="70635" table:style-name="ce7">
            <text:p>70.635</text:p>
          </table:table-cell>
          <table:table-cell office:value-type="percentage" office:value="0.92115387123276948" table:style-name="ce47">
            <text:p>92,1%</text:p>
          </table:table-cell>
          <table:table-cell office:value-type="float" office:value="49623" table:style-name="ce7">
            <text:p>49.623</text:p>
          </table:table-cell>
          <table:table-cell office:value-type="percentage" office:value="0.58741432579281938" table:style-name="ce47">
            <text:p>58,7%</text:p>
          </table:table-cell>
          <table:table-cell office:value-type="float" office:value="20767" table:style-name="ce7">
            <text:p>20.767</text:p>
          </table:table-cell>
          <table:table-cell office:value-type="percentage" office:value="0.23505908452936117" table:style-name="ce47">
            <text:p>23,5%</text:p>
          </table:table-cell>
          <table:table-cell office:value-type="float" office:value="18912" table:style-name="ce7">
            <text:p>18.912</text:p>
          </table:table-cell>
          <table:table-cell office:value-type="percentage" office:value="0.85258317554774143" table:style-name="ce47">
            <text:p>85,3%</text:p>
          </table:table-cell>
          <table:table-cell office:value-type="float" office:value="52407" table:style-name="ce7">
            <text:p>52.407</text:p>
          </table:table-cell>
          <table:table-cell office:value-type="percentage" office:value="0.88531319683762422" table:style-name="ce47">
            <text:p>88,5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2422" table:style-name="ce7">
            <text:p>442.422</text:p>
          </table:table-cell>
          <table:table-cell office:value-type="percentage" office:value="0.92500397246870114" table:style-name="ce47">
            <text:p>92,5%</text:p>
          </table:table-cell>
          <table:table-cell office:value-type="float" office:value="283916" table:style-name="ce7">
            <text:p>283.916</text:p>
          </table:table-cell>
          <table:table-cell office:value-type="percentage" office:value="0.88201706151714543" table:style-name="ce47">
            <text:p>88,2%</text:p>
          </table:table-cell>
          <table:table-cell office:value-type="float" office:value="214802" table:style-name="ce7">
            <text:p>214.802</text:p>
          </table:table-cell>
          <table:table-cell office:value-type="percentage" office:value="0.60995396991716855" table:style-name="ce47">
            <text:p>61,0%</text:p>
          </table:table-cell>
          <table:table-cell office:value-type="float" office:value="83987" table:style-name="ce7">
            <text:p>83.987</text:p>
          </table:table-cell>
          <table:table-cell office:value-type="percentage" office:value="0.26274675426247457" table:style-name="ce47">
            <text:p>26,3%</text:p>
          </table:table-cell>
          <table:table-cell office:value-type="float" office:value="77313" table:style-name="ce7">
            <text:p>77.313</text:p>
          </table:table-cell>
          <table:table-cell office:value-type="percentage" office:value="0.80880645262530204" table:style-name="ce47">
            <text:p>80,9%</text:p>
          </table:table-cell>
          <table:table-cell office:value-type="float" office:value="217986" table:style-name="ce7">
            <text:p>217.986</text:p>
          </table:table-cell>
          <table:table-cell office:value-type="percentage" office:value="0.89539621773491285" table:style-name="ce47">
            <text:p>89,5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7813" table:style-name="ce7">
            <text:p>267.813</text:p>
          </table:table-cell>
          <table:table-cell office:value-type="percentage" office:value="0.90609605911330049" table:style-name="ce47">
            <text:p>90,6%</text:p>
          </table:table-cell>
          <table:table-cell office:value-type="float" office:value="188352" table:style-name="ce7">
            <text:p>188.352</text:p>
          </table:table-cell>
          <table:table-cell office:value-type="percentage" office:value="0.85829118250170877" table:style-name="ce47">
            <text:p>85,8%</text:p>
          </table:table-cell>
          <table:table-cell office:value-type="float" office:value="152502" table:style-name="ce7">
            <text:p>152.502</text:p>
          </table:table-cell>
          <table:table-cell office:value-type="percentage" office:value="0.5418998582195359" table:style-name="ce47">
            <text:p>54,2%</text:p>
          </table:table-cell>
          <table:table-cell office:value-type="float" office:value="73311" table:style-name="ce7">
            <text:p>73.311</text:p>
          </table:table-cell>
          <table:table-cell office:value-type="percentage" office:value="0.26167453714114386" table:style-name="ce47">
            <text:p>26,2%</text:p>
          </table:table-cell>
          <table:table-cell office:value-type="float" office:value="60764" table:style-name="ce7">
            <text:p>60.764</text:p>
          </table:table-cell>
          <table:table-cell office:value-type="percentage" office:value="0.78618191227843193" table:style-name="ce47">
            <text:p>78,6%</text:p>
          </table:table-cell>
          <table:table-cell office:value-type="float" office:value="166830" table:style-name="ce7">
            <text:p>166.830</text:p>
          </table:table-cell>
          <table:table-cell office:value-type="percentage" office:value="0.80752587200015491" table:style-name="ce47">
            <text:p>80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36740" table:style-name="ce7">
            <text:p>936.740</text:p>
          </table:table-cell>
          <table:table-cell office:value-type="percentage" office:value="0.87445762977677877" table:style-name="ce47">
            <text:p>87,4%</text:p>
          </table:table-cell>
          <table:table-cell office:value-type="float" office:value="638780" table:style-name="ce7">
            <text:p>638.780</text:p>
          </table:table-cell>
          <table:table-cell office:value-type="percentage" office:value="0.80645079839613776" table:style-name="ce47">
            <text:p>80,6%</text:p>
          </table:table-cell>
          <table:table-cell office:value-type="float" office:value="502926" table:style-name="ce7">
            <text:p>502.926</text:p>
          </table:table-cell>
          <table:table-cell office:value-type="percentage" office:value="0.4887868624304737" table:style-name="ce47">
            <text:p>48,9%</text:p>
          </table:table-cell>
          <table:table-cell office:value-type="float" office:value="312850" table:style-name="ce7">
            <text:p>312.850</text:p>
          </table:table-cell>
          <table:table-cell office:value-type="percentage" office:value="0.27487492905178035" table:style-name="ce47">
            <text:p>27,5%</text:p>
          </table:table-cell>
          <table:table-cell office:value-type="float" office:value="177134" table:style-name="ce7">
            <text:p>177.134</text:p>
          </table:table-cell>
          <table:table-cell office:value-type="percentage" office:value="0.51007426476728546" table:style-name="ce47">
            <text:p>51,0%</text:p>
          </table:table-cell>
          <table:table-cell office:value-type="float" office:value="645239" table:style-name="ce7">
            <text:p>645.239</text:p>
          </table:table-cell>
          <table:table-cell office:value-type="percentage" office:value="0.80437693228283635" table:style-name="ce47">
            <text:p>80,4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69018" table:style-name="ce7">
            <text:p>669.018</text:p>
          </table:table-cell>
          <table:table-cell office:value-type="percentage" office:value="0.9213195033546695" table:style-name="ce47">
            <text:p>92,1%</text:p>
          </table:table-cell>
          <table:table-cell office:value-type="float" office:value="499827" table:style-name="ce7">
            <text:p>499.827</text:p>
          </table:table-cell>
          <table:table-cell office:value-type="percentage" office:value="0.87828085546049273" table:style-name="ce47">
            <text:p>87,8%</text:p>
          </table:table-cell>
          <table:table-cell office:value-type="float" office:value="303014" table:style-name="ce7">
            <text:p>303.014</text:p>
          </table:table-cell>
          <table:table-cell office:value-type="percentage" office:value="0.42447020721033696" table:style-name="ce47">
            <text:p>42,4%</text:p>
          </table:table-cell>
          <table:table-cell office:value-type="float" office:value="152381" table:style-name="ce7">
            <text:p>152.381</text:p>
          </table:table-cell>
          <table:table-cell office:value-type="percentage" office:value="0.20217216230451932" table:style-name="ce47">
            <text:p>20,2%</text:p>
          </table:table-cell>
          <table:table-cell office:value-type="float" office:value="169619" table:style-name="ce7">
            <text:p>169.619</text:p>
          </table:table-cell>
          <table:table-cell office:value-type="percentage" office:value="0.80387008715515895" table:style-name="ce47">
            <text:p>80,4%</text:p>
          </table:table-cell>
          <table:table-cell office:value-type="float" office:value="392645" table:style-name="ce7">
            <text:p>392.645</text:p>
          </table:table-cell>
          <table:table-cell office:value-type="percentage" office:value="0.84077798382019775" table:style-name="ce47">
            <text:p>84,1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2562" table:style-name="ce7">
            <text:p>152.562</text:p>
          </table:table-cell>
          <table:table-cell office:value-type="percentage" office:value="0.88046169383927286" table:style-name="ce47">
            <text:p>88,0%</text:p>
          </table:table-cell>
          <table:table-cell office:value-type="float" office:value="117858" table:style-name="ce7">
            <text:p>117.858</text:p>
          </table:table-cell>
          <table:table-cell office:value-type="percentage" office:value="0.89094675092981768" table:style-name="ce47">
            <text:p>89,1%</text:p>
          </table:table-cell>
          <table:table-cell office:value-type="float" office:value="97519" table:style-name="ce7">
            <text:p>97.519</text:p>
          </table:table-cell>
          <table:table-cell office:value-type="percentage" office:value="0.6056177961049285" table:style-name="ce47">
            <text:p>60,6%</text:p>
          </table:table-cell>
          <table:table-cell office:value-type="float" office:value="34816" table:style-name="ce7">
            <text:p>34.816</text:p>
          </table:table-cell>
          <table:table-cell office:value-type="percentage" office:value="0.23960799427407367" table:style-name="ce47">
            <text:p>24,0%</text:p>
          </table:table-cell>
          <table:table-cell office:value-type="float" office:value="33207" table:style-name="ce7">
            <text:p>33.207</text:p>
          </table:table-cell>
          <table:table-cell office:value-type="percentage" office:value="0.83286097664969527" table:style-name="ce47">
            <text:p>83,3%</text:p>
          </table:table-cell>
          <table:table-cell office:value-type="float" office:value="84852" table:style-name="ce7">
            <text:p>84.852</text:p>
          </table:table-cell>
          <table:table-cell office:value-type="percentage" office:value="0.84139339791962087" table:style-name="ce47">
            <text:p>84,1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8935" table:style-name="ce7">
            <text:p>498.935</text:p>
          </table:table-cell>
          <table:table-cell office:value-type="percentage" office:value="0.93746007290218336" table:style-name="ce47">
            <text:p>93,7%</text:p>
          </table:table-cell>
          <table:table-cell office:value-type="float" office:value="325109" table:style-name="ce7">
            <text:p>325.109</text:p>
          </table:table-cell>
          <table:table-cell office:value-type="percentage" office:value="0.93775130520061145" table:style-name="ce47">
            <text:p>93,8%</text:p>
          </table:table-cell>
          <table:table-cell office:value-type="float" office:value="353542" table:style-name="ce7">
            <text:p>353.542</text:p>
          </table:table-cell>
          <table:table-cell office:value-type="percentage" office:value="0.9037325985040976" table:style-name="ce47">
            <text:p>90,4%</text:p>
          </table:table-cell>
          <table:table-cell office:value-type="float" office:value="267639" table:style-name="ce7">
            <text:p>267.639</text:p>
          </table:table-cell>
          <table:table-cell office:value-type="percentage" office:value="0.65474547909816816" table:style-name="ce47">
            <text:p>65,5%</text:p>
          </table:table-cell>
          <table:table-cell office:value-type="float" office:value="108666" table:style-name="ce7">
            <text:p>108.666</text:p>
          </table:table-cell>
          <table:table-cell office:value-type="percentage" office:value="0.87743550405749127" table:style-name="ce47">
            <text:p>87,7%</text:p>
          </table:table-cell>
          <table:table-cell office:value-type="float" office:value="293411" table:style-name="ce7">
            <text:p>293.411</text:p>
          </table:table-cell>
          <table:table-cell office:value-type="percentage" office:value="0.96387097621949414" table:style-name="ce47">
            <text:p>96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3864" table:style-name="ce7">
            <text:p>43.864</text:p>
          </table:table-cell>
          <table:table-cell office:value-type="percentage" office:value="0.84684441183852344" table:style-name="ce47">
            <text:p>84,7%</text:p>
          </table:table-cell>
          <table:table-cell office:value-type="float" office:value="31988" table:style-name="ce7">
            <text:p>31.988</text:p>
          </table:table-cell>
          <table:table-cell office:value-type="percentage" office:value="0.84817309222039561" table:style-name="ce47">
            <text:p>84,8%</text:p>
          </table:table-cell>
          <table:table-cell office:value-type="float" office:value="18894" table:style-name="ce7">
            <text:p>18.894</text:p>
          </table:table-cell>
          <table:table-cell office:value-type="percentage" office:value="0.41931689562573515" table:style-name="ce47">
            <text:p>41,9%</text:p>
          </table:table-cell>
          <table:table-cell office:value-type="float" office:value="10901" table:style-name="ce7">
            <text:p>10.901</text:p>
          </table:table-cell>
          <table:table-cell office:value-type="percentage" office:value="0.2306552971794926" table:style-name="ce47">
            <text:p>23,1%</text:p>
          </table:table-cell>
          <table:table-cell office:value-type="float" office:value="11436" table:style-name="ce7">
            <text:p>11.436</text:p>
          </table:table-cell>
          <table:table-cell office:value-type="percentage" office:value="0.81106382978723401" table:style-name="ce47">
            <text:p>81,1%</text:p>
          </table:table-cell>
          <table:table-cell office:value-type="float" office:value="22215" table:style-name="ce7">
            <text:p>22.215</text:p>
          </table:table-cell>
          <table:table-cell office:value-type="percentage" office:value="0.74886229563458617" table:style-name="ce47">
            <text:p>74,9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74336" table:style-name="ce7">
            <text:p>774.336</text:p>
          </table:table-cell>
          <table:table-cell office:value-type="percentage" office:value="0.8764027394376479" table:style-name="ce47">
            <text:p>87,6%</text:p>
          </table:table-cell>
          <table:table-cell office:value-type="float" office:value="515229" table:style-name="ce7">
            <text:p>515.229</text:p>
          </table:table-cell>
          <table:table-cell office:value-type="percentage" office:value="0.75524294088416499" table:style-name="ce47">
            <text:p>75,5%</text:p>
          </table:table-cell>
          <table:table-cell office:value-type="float" office:value="459411" table:style-name="ce7">
            <text:p>459.411</text:p>
          </table:table-cell>
          <table:table-cell office:value-type="percentage" office:value="0.48773369570987229" table:style-name="ce47">
            <text:p>48,8%</text:p>
          </table:table-cell>
          <table:table-cell office:value-type="float" office:value="257776" table:style-name="ce7">
            <text:p>257.776</text:p>
          </table:table-cell>
          <table:table-cell office:value-type="percentage" office:value="0.25026869010298086" table:style-name="ce47">
            <text:p>25,0%</text:p>
          </table:table-cell>
          <table:table-cell office:value-type="float" office:value="159323" table:style-name="ce7">
            <text:p>159.323</text:p>
          </table:table-cell>
          <table:table-cell office:value-type="percentage" office:value="0.6664031554423433" table:style-name="ce47">
            <text:p>66,6%</text:p>
          </table:table-cell>
          <table:table-cell office:value-type="float" office:value="469163" table:style-name="ce7">
            <text:p>469.163</text:p>
          </table:table-cell>
          <table:table-cell office:value-type="percentage" office:value="0.70709684614758572" table:style-name="ce47">
            <text:p>70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2440" table:style-name="ce7">
            <text:p>152.440</text:p>
          </table:table-cell>
          <table:table-cell office:value-type="percentage" office:value="0.86499614144990689" table:style-name="ce47">
            <text:p>86,5%</text:p>
          </table:table-cell>
          <table:table-cell office:value-type="float" office:value="111348" table:style-name="ce7">
            <text:p>111.348</text:p>
          </table:table-cell>
          <table:table-cell office:value-type="percentage" office:value="0.76354135951889512" table:style-name="ce47">
            <text:p>76,4%</text:p>
          </table:table-cell>
          <table:table-cell office:value-type="float" office:value="86008" table:style-name="ce7">
            <text:p>86.008</text:p>
          </table:table-cell>
          <table:table-cell office:value-type="percentage" office:value="0.41537919143818913" table:style-name="ce47">
            <text:p>41,5%</text:p>
          </table:table-cell>
          <table:table-cell office:value-type="float" office:value="46950" table:style-name="ce7">
            <text:p>46.950</text:p>
          </table:table-cell>
          <table:table-cell office:value-type="percentage" office:value="0.20310080202105846" table:style-name="ce47">
            <text:p>20,3%</text:p>
          </table:table-cell>
          <table:table-cell office:value-type="float" office:value="45090" table:style-name="ce7">
            <text:p>45.090</text:p>
          </table:table-cell>
          <table:table-cell office:value-type="percentage" office:value="0.67611336032388669" table:style-name="ce47">
            <text:p>67,6%</text:p>
          </table:table-cell>
          <table:table-cell office:value-type="float" office:value="94732" table:style-name="ce7">
            <text:p>94.732</text:p>
          </table:table-cell>
          <table:table-cell office:value-type="percentage" office:value="0.71862483311081438" table:style-name="ce47">
            <text:p>71,9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380" table:style-name="ce7">
            <text:p>91.380</text:p>
          </table:table-cell>
          <table:table-cell office:value-type="percentage" office:value="0.9322111706197399" table:style-name="ce47">
            <text:p>93,2%</text:p>
          </table:table-cell>
          <table:table-cell office:value-type="float" office:value="64528" table:style-name="ce7">
            <text:p>64.528</text:p>
          </table:table-cell>
          <table:table-cell office:value-type="percentage" office:value="0.8959982226665556" table:style-name="ce47">
            <text:p>89,6%</text:p>
          </table:table-cell>
          <table:table-cell office:value-type="float" office:value="42431" table:style-name="ce7">
            <text:p>42.431</text:p>
          </table:table-cell>
          <table:table-cell office:value-type="percentage" office:value="0.46172345125520964" table:style-name="ce47">
            <text:p>46,2%</text:p>
          </table:table-cell>
          <table:table-cell office:value-type="float" office:value="20966" table:style-name="ce7">
            <text:p>20.966</text:p>
          </table:table-cell>
          <table:table-cell office:value-type="percentage" office:value="0.21952777341500446" table:style-name="ce47">
            <text:p>22,0%</text:p>
          </table:table-cell>
          <table:table-cell office:value-type="float" office:value="19156" table:style-name="ce7">
            <text:p>19.156</text:p>
          </table:table-cell>
          <table:table-cell office:value-type="percentage" office:value="0.8045697005334117" table:style-name="ce47">
            <text:p>80,5%</text:p>
          </table:table-cell>
          <table:table-cell office:value-type="float" office:value="55807" table:style-name="ce7">
            <text:p>55.807</text:p>
          </table:table-cell>
          <table:table-cell office:value-type="percentage" office:value="0.82821821851533051" table:style-name="ce47">
            <text:p>82,8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5320" table:style-name="ce7">
            <text:p>335.320</text:p>
          </table:table-cell>
          <table:table-cell office:value-type="percentage" office:value="0.89536138079827399" table:style-name="ce47">
            <text:p>89,5%</text:p>
          </table:table-cell>
          <table:table-cell office:value-type="float" office:value="230966" table:style-name="ce7">
            <text:p>230.966</text:p>
          </table:table-cell>
          <table:table-cell office:value-type="percentage" office:value="0.84241279197000418" table:style-name="ce47">
            <text:p>84,2%</text:p>
          </table:table-cell>
          <table:table-cell office:value-type="float" office:value="188182" table:style-name="ce7">
            <text:p>188.182</text:p>
          </table:table-cell>
          <table:table-cell office:value-type="percentage" office:value="0.5831303647237458" table:style-name="ce47">
            <text:p>58,3%</text:p>
          </table:table-cell>
          <table:table-cell office:value-type="float" office:value="67327" table:style-name="ce7">
            <text:p>67.327</text:p>
          </table:table-cell>
          <table:table-cell office:value-type="percentage" office:value="0.21017422168390362" table:style-name="ce47">
            <text:p>21,0%</text:p>
          </table:table-cell>
          <table:table-cell office:value-type="float" office:value="75595" table:style-name="ce7">
            <text:p>75.595</text:p>
          </table:table-cell>
          <table:table-cell office:value-type="percentage" office:value="0.76357043292054705" table:style-name="ce47">
            <text:p>76,4%</text:p>
          </table:table-cell>
          <table:table-cell office:value-type="float" office:value="179758" table:style-name="ce7">
            <text:p>179.758</text:p>
          </table:table-cell>
          <table:table-cell office:value-type="percentage" office:value="0.81501464467396334" table:style-name="ce47">
            <text:p>81,5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076" table:style-name="ce7">
            <text:p>5.076</text:p>
          </table:table-cell>
          <table:table-cell office:value-type="percentage" office:value="0.81411387329591023" table:style-name="ce47">
            <text:p>81,4%</text:p>
          </table:table-cell>
          <table:table-cell office:value-type="float" office:value="5756" table:style-name="ce7">
            <text:p>5.756</text:p>
          </table:table-cell>
          <table:table-cell office:value-type="percentage" office:value="0.76228314130578734" table:style-name="ce47">
            <text:p>76,2%</text:p>
          </table:table-cell>
          <table:table-cell office:value-type="float" office:value="4845" table:style-name="ce7">
            <text:p>4.845</text:p>
          </table:table-cell>
          <table:table-cell office:value-type="percentage" office:value="0.4604200323101777" table:style-name="ce47">
            <text:p>46,0%</text:p>
          </table:table-cell>
          <table:table-cell office:value-type="float" office:value="3242" table:style-name="ce7">
            <text:p>3.242</text:p>
          </table:table-cell>
          <table:table-cell office:value-type="percentage" office:value="0.29379247847757134" table:style-name="ce47">
            <text:p>29,4%</text:p>
          </table:table-cell>
          <table:table-cell office:value-type="float" office:value="1309" table:style-name="ce7">
            <text:p>1.309</text:p>
          </table:table-cell>
          <table:table-cell office:value-type="percentage" office:value="0.35283018867924526" table:style-name="ce47">
            <text:p>35,3%</text:p>
          </table:table-cell>
          <table:table-cell office:value-type="float" office:value="6582" table:style-name="ce7">
            <text:p>6.582</text:p>
          </table:table-cell>
          <table:table-cell office:value-type="percentage" office:value="0.76198194026394994" table:style-name="ce47">
            <text:p>76,2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031" table:style-name="ce7">
            <text:p>4.031</text:p>
          </table:table-cell>
          <table:table-cell office:value-type="percentage" office:value="0.74565297817240106" table:style-name="ce47">
            <text:p>74,6%</text:p>
          </table:table-cell>
          <table:table-cell office:value-type="float" office:value="4786" table:style-name="ce7">
            <text:p>4.786</text:p>
          </table:table-cell>
          <table:table-cell office:value-type="percentage" office:value="0.65133369624387594" table:style-name="ce47">
            <text:p>65,1%</text:p>
          </table:table-cell>
          <table:table-cell office:value-type="float" office:value="5651" table:style-name="ce7">
            <text:p>5.651</text:p>
          </table:table-cell>
          <table:table-cell office:value-type="percentage" office:value="0.56782556270096463" table:style-name="ce47">
            <text:p>56,8%</text:p>
          </table:table-cell>
          <table:table-cell office:value-type="float" office:value="4634" table:style-name="ce7">
            <text:p>4.634</text:p>
          </table:table-cell>
          <table:table-cell office:value-type="percentage" office:value="0.44497791434607259" table:style-name="ce47">
            <text:p>44,5%</text:p>
          </table:table-cell>
          <table:table-cell office:value-type="float" office:value="1142" table:style-name="ce7">
            <text:p>1.142</text:p>
          </table:table-cell>
          <table:table-cell office:value-type="percentage" office:value="0.25474012937764889" table:style-name="ce47">
            <text:p>25,5%</text:p>
          </table:table-cell>
          <table:table-cell office:value-type="float" office:value="5760" table:style-name="ce7">
            <text:p>5.760</text:p>
          </table:table-cell>
          <table:table-cell office:value-type="percentage" office:value="0.81115335868187577" table:style-name="ce47">
            <text:p>81,1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4390243902439024" table:style-name="ce47">
            <text:p>24,4%</text:p>
          </table:table-cell>
          <table:table-cell office:value-type="float" office:value="2116" table:style-name="ce7">
            <text:p>2.116</text:p>
          </table:table-cell>
          <table:table-cell office:value-type="percentage" office:value="0.58974358974358976" table:style-name="ce47">
            <text:p>59,0%</text:p>
          </table:table-cell>
          <table:table-cell office:value-type="float" office:value="4764" table:style-name="ce7">
            <text:p>4.764</text:p>
          </table:table-cell>
          <table:table-cell office:value-type="percentage" office:value="0.50189633375474085" table:style-name="ce47">
            <text:p>50,2%</text:p>
          </table:table-cell>
          <table:table-cell office:value-type="float" office:value="10420" table:style-name="ce7">
            <text:p>10.420</text:p>
          </table:table-cell>
          <table:table-cell office:value-type="percentage" office:value="0.47125864954095248" table:style-name="ce47">
            <text:p>47,1%</text:p>
          </table:table-cell>
          <table:table-cell office:value-type="float" office:value="1026" table:style-name="ce7">
            <text:p>1.026</text:p>
          </table:table-cell>
          <table:table-cell office:value-type="percentage" office:value="0.80978689818468819" table:style-name="ce47">
            <text:p>81,0%</text:p>
          </table:table-cell>
          <table:table-cell office:value-type="float" office:value="12072" table:style-name="ce7">
            <text:p>12.072</text:p>
          </table:table-cell>
          <table:table-cell office:value-type="percentage" office:value="0.22419076271658589" table:style-name="ce47">
            <text:p>22,4%</text:p>
          </table:table-cell>
          <table:table-cell table:number-columns-repeated="16371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9" table:style-name="ce7">
            <text:p>9</text:p>
          </table:table-cell>
          <table:table-cell office:value-type="percentage" office:value="0.11688311688311688" table:style-name="ce50">
            <text:p>11,7%</text:p>
          </table:table-cell>
          <table:table-cell office:value-type="float" office:value="70" table:style-name="ce7">
            <text:p>70</text:p>
          </table:table-cell>
          <table:table-cell office:value-type="percentage" office:value="0.25" table:style-name="ce50">
            <text:p>25,0%</text:p>
          </table:table-cell>
          <table:table-cell office:value-type="float" office:value="154" table:style-name="ce7">
            <text:p>154</text:p>
          </table:table-cell>
          <table:table-cell office:value-type="percentage" office:value="0.17844727694090382" table:style-name="ce50">
            <text:p>17,8%</text:p>
          </table:table-cell>
          <table:table-cell office:value-type="float" office:value="148" table:style-name="ce7">
            <text:p>148</text:p>
          </table:table-cell>
          <table:table-cell office:value-type="percentage" office:value="8.2913165266106439E-2" table:style-name="ce50">
            <text:p>8,3%</text:p>
          </table:table-cell>
          <table:table-cell office:value-type="float" office:value="168" table:style-name="ce7">
            <text:p>168</text:p>
          </table:table-cell>
          <table:table-cell office:value-type="percentage" office:value="3.8095238095238099E-2" table:style-name="ce50">
            <text:p>3,8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132626" table:style-name="ce65">
            <text:p>6.132.626</text:p>
          </table:table-cell>
          <table:table-cell office:value-type="percentage" office:value="0.89547505636667857" table:style-name="ce66">
            <text:p>89,55%</text:p>
          </table:table-cell>
          <table:table-cell office:value-type="float" office:value="4333506" table:style-name="ce65">
            <text:p>4.333.506</text:p>
          </table:table-cell>
          <table:table-cell office:value-type="percentage" office:value="0.82504987703756194" table:style-name="ce66">
            <text:p>82,50%</text:p>
          </table:table-cell>
          <table:table-cell office:value-type="float" office:value="3197410" table:style-name="ce65">
            <text:p>3.197.410</text:p>
          </table:table-cell>
          <table:table-cell office:value-type="percentage" office:value="0.47873689556549143" table:style-name="ce66">
            <text:p>47,87%</text:p>
          </table:table-cell>
          <table:table-cell office:value-type="float" office:value="1756648" table:style-name="ce65">
            <text:p>1.756.648</text:p>
          </table:table-cell>
          <table:table-cell office:value-type="percentage" office:value="0.25147464965439287" table:style-name="ce66">
            <text:p>25,15%</text:p>
          </table:table-cell>
          <table:table-cell office:value-type="float" office:value="1301158" table:style-name="ce65">
            <text:p>1.301.158</text:p>
          </table:table-cell>
          <table:table-cell office:value-type="percentage" office:value="0.65676175516310542" table:style-name="ce66">
            <text:p>65,68%</text:p>
          </table:table-cell>
          <table:table-cell office:value-type="float" office:value="3687699" table:style-name="ce65">
            <text:p>3.687.699</text:p>
          </table:table-cell>
          <table:table-cell office:value-type="percentage" office:value="0.76387895755982893" table:style-name="ce66">
            <text:p>76,39%</text:p>
          </table:table-cell>
          <table:table-cell table:number-columns-repeated="1637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Población a vacunar 5-11 años</text:p>
          </table:table-cell>
          <table:table-cell office:value-type="string" table:number-columns-spanned="1" table:number-rows-spanned="2" table:style-name="ce92">
            <text:p>Nº Personas con al menos 1 dosis</text:p>
          </table:table-cell>
          <table:table-cell office:value-type="string" table:number-columns-spanned="1" table:number-rows-spanned="2" table:style-name="ce92">
            <text:p>% Personas con al menos 1 dosis</text:p>
          </table:table-cell>
          <table:table-cell office:value-type="string" table:number-columns-spanned="1" table:number-rows-spanned="2" table:style-name="ce92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5">
            <text:p>Andalucía</text:p>
          </table:table-cell>
          <table:table-cell office:value-type="float" office:value="638443" table:style-name="ce76">
            <text:p>638.443</text:p>
          </table:table-cell>
          <table:table-cell office:value-type="float" office:value="218948" table:style-name="ce76">
            <text:p>218.948</text:p>
          </table:table-cell>
          <table:table-cell office:value-type="percentage" office:value="0.34294056008132284" table:style-name="ce77">
            <text:p>34,29%</text:p>
          </table:table-cell>
          <table:table-cell office:value-type="date" office:date-value="2022-01-11T00:00:00" table:style-name="ce78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ragón</text:p>
          </table:table-cell>
          <table:table-cell office:value-type="float" office:value="90144" table:style-name="ce80">
            <text:p>90.144</text:p>
          </table:table-cell>
          <table:table-cell office:value-type="float" office:value="40050" table:style-name="ce80">
            <text:p>40.050</text:p>
          </table:table-cell>
          <table:table-cell office:value-type="percentage" office:value="0.44428913738019171" table:style-name="ce81">
            <text:p>44,43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sturias<text:s/></text:p>
          </table:table-cell>
          <table:table-cell office:value-type="float" office:value="54615" table:style-name="ce80">
            <text:p>54.615</text:p>
          </table:table-cell>
          <table:table-cell office:value-type="float" office:value="30744" table:style-name="ce80">
            <text:p>30.744</text:p>
          </table:table-cell>
          <table:table-cell office:value-type="percentage" office:value="0.56292227410052187" table:style-name="ce81">
            <text:p>56,29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Baleares</text:p>
          </table:table-cell>
          <table:table-cell office:value-type="float" office:value="84217" table:style-name="ce80">
            <text:p>84.217</text:p>
          </table:table-cell>
          <table:table-cell office:value-type="float" office:value="18683" table:style-name="ce80">
            <text:p>18.683</text:p>
          </table:table-cell>
          <table:table-cell office:value-type="percentage" office:value="0.22184357077549663" table:style-name="ce81">
            <text:p>22,18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arias</text:p>
          </table:table-cell>
          <table:table-cell office:value-type="float" office:value="136910" table:style-name="ce80">
            <text:p>136.910</text:p>
          </table:table-cell>
          <table:table-cell office:value-type="float" office:value="54188" table:style-name="ce80">
            <text:p>54.188</text:p>
          </table:table-cell>
          <table:table-cell office:value-type="percentage" office:value="0.395792856621138" table:style-name="ce81">
            <text:p>39,58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tabria</text:p>
          </table:table-cell>
          <table:table-cell office:value-type="float" office:value="38052" table:style-name="ce80">
            <text:p>38.052</text:p>
          </table:table-cell>
          <table:table-cell office:value-type="float" office:value="20272" table:style-name="ce80">
            <text:p>20.272</text:p>
          </table:table-cell>
          <table:table-cell office:value-type="percentage" office:value="0.5327446651949963" table:style-name="ce81">
            <text:p>53,27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stilla y León</text:p>
          </table:table-cell>
          <table:table-cell office:value-type="float" office:value="138981" table:style-name="ce80">
            <text:p>138.981</text:p>
          </table:table-cell>
          <table:table-cell office:value-type="float" office:value="68153" table:style-name="ce80">
            <text:p>68.153</text:p>
          </table:table-cell>
          <table:table-cell office:value-type="percentage" office:value="0.49037638238320347" table:style-name="ce81">
            <text:p>49,04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Castilla - La Mancha</text:p>
          </table:table-cell>
          <table:table-cell office:value-type="float" office:value="149968" table:style-name="ce80">
            <text:p>149.968</text:p>
          </table:table-cell>
          <table:table-cell office:value-type="float" office:value="54134" table:style-name="ce80">
            <text:p>54.134</text:p>
          </table:table-cell>
          <table:table-cell office:value-type="percentage" office:value="0.36097034033927239" table:style-name="ce81">
            <text:p>36,10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taluña</text:p>
          </table:table-cell>
          <table:table-cell office:value-type="float" office:value="571450" table:style-name="ce80">
            <text:p>571.450</text:p>
          </table:table-cell>
          <table:table-cell office:value-type="float" office:value="178163" table:style-name="ce80">
            <text:p>178.163</text:p>
          </table:table-cell>
          <table:table-cell office:value-type="percentage" office:value="0.31177355849155658" table:style-name="ce81">
            <text:p>31,18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. Valenciana</text:p>
          </table:table-cell>
          <table:table-cell office:value-type="float" office:value="361203" table:style-name="ce80">
            <text:p>361.203</text:p>
          </table:table-cell>
          <table:table-cell office:value-type="float" office:value="107408" table:style-name="ce80">
            <text:p>107.408</text:p>
          </table:table-cell>
          <table:table-cell office:value-type="percentage" office:value="0.29736187130228708" table:style-name="ce81">
            <text:p>29,74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Extremadura</text:p>
          </table:table-cell>
          <table:table-cell office:value-type="float" office:value="69578" table:style-name="ce80">
            <text:p>69.578</text:p>
          </table:table-cell>
          <table:table-cell office:value-type="float" office:value="24929" table:style-name="ce80">
            <text:p>24.929</text:p>
          </table:table-cell>
          <table:table-cell office:value-type="percentage" office:value="0.35828853948087042" table:style-name="ce81">
            <text:p>35,83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Galicia*</text:p>
          </table:table-cell>
          <table:table-cell office:value-type="float" office:value="155893" table:style-name="ce80">
            <text:p>155.893</text:p>
          </table:table-cell>
          <table:table-cell office:value-type="float" office:value="93772" table:style-name="ce80">
            <text:p>93.772</text:p>
          </table:table-cell>
          <table:table-cell office:value-type="percentage" office:value="0.60151514179597543" table:style-name="ce81">
            <text:p>60,15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La Rioja</text:p>
          </table:table-cell>
          <table:table-cell office:value-type="float" office:value="22641" table:style-name="ce80">
            <text:p>22.641</text:p>
          </table:table-cell>
          <table:table-cell office:value-type="float" office:value="8833" table:style-name="ce80">
            <text:p>8.833</text:p>
          </table:table-cell>
          <table:table-cell office:value-type="percentage" office:value="0.39013294465792148" table:style-name="ce81">
            <text:p>39,01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adrid</text:p>
          </table:table-cell>
          <table:table-cell office:value-type="float" office:value="495144" table:style-name="ce80">
            <text:p>495.144</text:p>
          </table:table-cell>
          <table:table-cell office:value-type="float" office:value="179789" table:style-name="ce80">
            <text:p>179.789</text:p>
          </table:table-cell>
          <table:table-cell office:value-type="percentage" office:value="0.36310447061864831" table:style-name="ce81">
            <text:p>36,31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urcia<text:s text:c="2"/></text:p>
          </table:table-cell>
          <table:table-cell office:value-type="float" office:value="124444" table:style-name="ce80">
            <text:p>124.444</text:p>
          </table:table-cell>
          <table:table-cell office:value-type="float" office:value="49635" table:style-name="ce80">
            <text:p>49.635</text:p>
          </table:table-cell>
          <table:table-cell office:value-type="percentage" office:value="0.39885410305036806" table:style-name="ce81">
            <text:p>39,89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Navarra<text:s/></text:p>
          </table:table-cell>
          <table:table-cell office:value-type="float" office:value="50103" table:style-name="ce80">
            <text:p>50.103</text:p>
          </table:table-cell>
          <table:table-cell office:value-type="float" office:value="21913" table:style-name="ce80">
            <text:p>21.913</text:p>
          </table:table-cell>
          <table:table-cell office:value-type="percentage" office:value="0.43735904037682372" table:style-name="ce81">
            <text:p>43,74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País Vasco</text:p>
          </table:table-cell>
          <table:table-cell office:value-type="float" office:value="149328" table:style-name="ce80">
            <text:p>149.328</text:p>
          </table:table-cell>
          <table:table-cell office:value-type="float" office:value="65394" table:style-name="ce80">
            <text:p>65.394</text:p>
          </table:table-cell>
          <table:table-cell office:value-type="percentage" office:value="0.43792189006750243" table:style-name="ce81">
            <text:p>43,79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euta</text:p>
          </table:table-cell>
          <table:table-cell office:value-type="float" office:value="8455" table:style-name="ce80">
            <text:p>8.455</text:p>
          </table:table-cell>
          <table:table-cell office:value-type="float" office:value="2395" table:style-name="ce80">
            <text:p>2.395</text:p>
          </table:table-cell>
          <table:table-cell office:value-type="percentage" office:value="0.28326434062684802" table:style-name="ce81">
            <text:p>28,33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elilla</text:p>
          </table:table-cell>
          <table:table-cell office:value-type="float" office:value="9707" table:style-name="ce80">
            <text:p>9.707</text:p>
          </table:table-cell>
          <table:table-cell office:value-type="float" office:value="2606" table:style-name="ce80">
            <text:p>2.606</text:p>
          </table:table-cell>
          <table:table-cell office:value-type="percentage" office:value="0.26846605542392088" table:style-name="ce81">
            <text:p>26,85%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Fuerzas Armadas*</text:p>
          </table:table-cell>
          <table:table-cell office:value-type="string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2-01-11T00:00:00" table:style-name="ce82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85">
            <text:p>-</text:p>
          </table:table-cell>
          <table:table-cell office:value-type="float" office:value="0" table:style-name="ce85">
            <text:p>0</text:p>
          </table:table-cell>
          <table:table-cell office:value-type="string" table:style-name="ce85">
            <text:p>-</text:p>
          </table:table-cell>
          <table:table-cell office:value-type="date" office:date-value="2022-01-11T00:00:00" table:style-name="ce86">
            <text:p>1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7">
            <text:p>Totales</text:p>
          </table:table-cell>
          <table:table-cell office:value-type="float" office:value="3349276" table:style-name="ce88">
            <text:p>3.349.276</text:p>
          </table:table-cell>
          <table:table-cell office:value-type="float" office:value="1240009" table:style-name="ce88">
            <text:p>1.240.009</text:p>
          </table:table-cell>
          <table:table-cell office:value-type="percentage" office:value="0.37023195460750324" table:style-name="ce89">
            <text:p>37,02%</text:p>
          </table:table-cell>
          <table:table-cell table:style-name="ce90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12T16:04:17Z</dc:date>
  </office:meta>
</office:document-meta>
</file>